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Contents_20_3">
      <style:paragraph-properties>
        <style:tab-stops>
          <style:tab-stop style:position="6.3008in" style:type="right" style:leader-style="dotted" style:leader-text="."/>
        </style:tab-stops>
      </style:paragraph-properties>
    </style:style>
    <style:style style:name="P2" style:family="paragraph" style:parent-style-name="Contents_20_4">
      <style:paragraph-properties>
        <style:tab-stops>
          <style:tab-stop style:position="6.1043in" style:type="right" style:leader-style="dotted" style:leader-text="."/>
        </style:tab-stops>
      </style:paragraph-properties>
    </style:style>
    <style:style style:name="P3" style:family="paragraph" style:parent-style-name="Contents_20_5">
      <style:paragraph-properties>
        <style:tab-stops>
          <style:tab-stop style:position="5.9071in" style:type="right" style:leader-style="dotted" style:leader-text="."/>
        </style:tab-stops>
      </style:paragraph-properties>
    </style:style>
    <style:style style:name="P4" style:family="paragraph" style:parent-style-name="Heading_20_3">
      <style:text-properties officeooo:paragraph-rsid="0002562a"/>
    </style:style>
    <style:style style:name="P5" style:family="paragraph" style:parent-style-name="Heading_20_3">
      <style:paragraph-properties fo:break-before="page"/>
      <style:text-properties officeooo:paragraph-rsid="0002562a"/>
    </style:style>
    <style:style style:name="P6" style:family="paragraph" style:parent-style-name="Heading_20_4">
      <style:paragraph-properties fo:margin-top="0in" fo:margin-bottom="0.0972in" style:contextual-spacing="false" fo:line-height="115%"/>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text-properties officeooo:paragraph-rsid="0002562a"/>
    </style:style>
    <style:style style:name="P12" style:family="paragraph" style:parent-style-name="Text_20_body" style:list-style-name="L5"/>
    <style:style style:name="P13" style:family="paragraph" style:parent-style-name="Heading_20_4" style:master-page-name="Landscape">
      <style:paragraph-properties fo:margin-top="0in" fo:margin-bottom="0.0972in" style:contextual-spacing="false" fo:line-height="115%" style:page-number="auto"/>
    </style:style>
    <style:style style:name="P14" style:family="paragraph" style:parent-style-name="Preformatted_20_Text">
      <style:paragraph-properties fo:margin-top="0in" fo:margin-bottom="0.0972in" style:contextual-spacing="false" fo:line-height="115%"/>
    </style:style>
    <style:style style:name="P15" style:family="paragraph" style:parent-style-name="Preformatted_20_Text">
      <style:paragraph-properties fo:margin-top="0in" fo:margin-bottom="0.0972in" style:contextual-spacing="false" fo:line-height="115%"/>
      <style:text-properties officeooo:paragraph-rsid="0002835e"/>
    </style:style>
    <style:style style:name="P16" style:family="paragraph" style:parent-style-name="Heading_20_4" style:master-page-name="Standard">
      <style:paragraph-properties fo:margin-top="0in" fo:margin-bottom="0.0972in" style:contextual-spacing="false" fo:line-height="115%" style:page-number="auto"/>
    </style:style>
    <style:style style:name="P17" style:family="paragraph" style:parent-style-name="Text_20_body" style:list-style-name="L6"/>
    <style:style style:name="P18" style:family="paragraph" style:parent-style-name="Text_20_body" style:list-style-name="L7"/>
    <style:style style:name="P19" style:family="paragraph" style:parent-style-name="Text_20_body" style:list-style-name="L8"/>
    <style:style style:name="P20" style:family="paragraph" style:parent-style-name="Preformatted_20_Text" style:list-style-name="L8">
      <style:paragraph-properties fo:margin-top="0in" fo:margin-bottom="0.0972in" style:contextual-spacing="false" fo:line-height="115%"/>
    </style:style>
    <style:style style:name="P21" style:family="paragraph" style:parent-style-name="Text_20_body" style:list-style-name="L9"/>
    <style:style style:name="P22" style:family="paragraph" style:parent-style-name="Text_20_body" style:list-style-name="L10"/>
    <style:style style:name="P23" style:family="paragraph" style:parent-style-name="Text_20_body" style:list-style-name="L11"/>
    <style:style style:name="P24" style:family="paragraph" style:parent-style-name="Text_20_body" style:list-style-name="L12"/>
    <style:style style:name="P25" style:family="paragraph" style:parent-style-name="Text_20_body" style:list-style-name="L13"/>
    <style:style style:name="P26" style:family="paragraph" style:parent-style-name="Text_20_body" style:list-style-name="L14"/>
    <style:style style:name="P27" style:family="paragraph" style:parent-style-name="Text_20_body" style:list-style-name="L15"/>
    <style:style style:name="P28" style:family="paragraph" style:parent-style-name="Text_20_body" style:list-style-name="L16"/>
    <style:style style:name="P29" style:family="paragraph" style:parent-style-name="Text_20_body" style:list-style-name="L17"/>
    <style:style style:name="P30" style:family="paragraph" style:parent-style-name="Text_20_body" style:list-style-name="L18"/>
    <style:style style:name="P31" style:family="paragraph" style:parent-style-name="Text_20_body" style:list-style-name="L19"/>
    <style:style style:name="P32" style:family="paragraph" style:parent-style-name="Text_20_body" style:list-style-name="L20"/>
    <style:style style:name="P33" style:family="paragraph" style:parent-style-name="Text_20_body" style:list-style-name="L21"/>
    <style:style style:name="P34" style:family="paragraph" style:parent-style-name="Text_20_body" style:list-style-name="L22"/>
    <style:style style:name="P35" style:family="paragraph" style:parent-style-name="Text_20_body" style:list-style-name="L23"/>
    <style:style style:name="P36" style:family="paragraph" style:parent-style-name="Heading_20_5">
      <style:paragraph-properties fo:margin-top="0in" fo:margin-bottom="0.0972in" style:contextual-spacing="false" fo:line-height="115%"/>
    </style:style>
    <style:style style:name="P37" style:family="paragraph" style:parent-style-name="Text_20_body" style:list-style-name="L24"/>
    <style:style style:name="P38" style:family="paragraph" style:parent-style-name="Preformatted_20_Text" style:list-style-name="L24">
      <style:paragraph-properties fo:margin-top="0in" fo:margin-bottom="0.0972in" style:contextual-spacing="false" fo:line-height="115%"/>
    </style:style>
    <style:style style:name="P39" style:family="paragraph" style:parent-style-name="Text_20_body" style:list-style-name="L25"/>
    <style:style style:name="P40" style:family="paragraph" style:parent-style-name="Preformatted_20_Text" style:list-style-name="L25">
      <style:paragraph-properties fo:margin-top="0in" fo:margin-bottom="0.0972in" style:contextual-spacing="false" fo:line-height="115%"/>
    </style:style>
    <style:style style:name="P41" style:family="paragraph" style:parent-style-name="Text_20_body" style:list-style-name="L26"/>
    <style:style style:name="P42" style:family="paragraph" style:parent-style-name="Preformatted_20_Text" style:list-style-name="L26">
      <style:paragraph-properties fo:margin-top="0in" fo:margin-bottom="0.0972in" style:contextual-spacing="false" fo:line-height="115%"/>
    </style:style>
    <style:style style:name="P43" style:family="paragraph" style:parent-style-name="Text_20_body" style:list-style-name="L27"/>
    <style:style style:name="P44" style:family="paragraph" style:parent-style-name="Preformatted_20_Text" style:list-style-name="L27">
      <style:paragraph-properties fo:margin-top="0in" fo:margin-bottom="0.0972in" style:contextual-spacing="false" fo:line-height="115%"/>
    </style:style>
    <style:style style:name="P45" style:family="paragraph" style:parent-style-name="Text_20_body" style:list-style-name="L28"/>
    <style:style style:name="P46" style:family="paragraph" style:parent-style-name="Preformatted_20_Text" style:list-style-name="L28">
      <style:paragraph-properties fo:margin-top="0in" fo:margin-bottom="0.0972in" style:contextual-spacing="false" fo:line-height="115%"/>
    </style:style>
    <style:style style:name="P47" style:family="paragraph" style:parent-style-name="Text_20_body" style:list-style-name="L29"/>
    <style:style style:name="P48" style:family="paragraph" style:parent-style-name="Text_20_body" style:list-style-name="L30"/>
    <style:style style:name="P49" style:family="paragraph" style:parent-style-name="Text_20_body" style:list-style-name="L31"/>
    <style:style style:name="P50" style:family="paragraph" style:parent-style-name="Text_20_body" style:list-style-name="L32"/>
    <style:style style:name="P51" style:family="paragraph" style:parent-style-name="Text_20_body" style:list-style-name="L33"/>
    <style:style style:name="P52" style:family="paragraph" style:parent-style-name="Text_20_body" style:list-style-name="L34"/>
    <style:style style:name="P53" style:family="paragraph" style:parent-style-name="Text_20_body" style:list-style-name="L35"/>
    <style:style style:name="P54" style:family="paragraph" style:parent-style-name="Text_20_body" style:list-style-name="L36"/>
    <style:style style:name="P55" style:family="paragraph" style:parent-style-name="Text_20_body" style:list-style-name="L37"/>
    <style:style style:name="P56" style:family="paragraph" style:parent-style-name="Text_20_body" style:list-style-name="L38"/>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574_3453194678" text:style-name="Index_20_Link" text:visited-style-name="Index_20_Link">Présentation du Projet : Votre HomeLab Intelligent<text:tab/>2</text:a></text:p>
          <text:p text:style-name="P2"><text:a xlink:type="simple" xlink:href="#__RefHeading___Toc576_3453194678" text:style-name="Index_20_Link" text:visited-style-name="Index_20_Link">Objectifs Clés :<text:tab/>2</text:a></text:p>
          <text:p text:style-name="P2"><text:a xlink:type="simple" xlink:href="#__RefHeading___Toc578_3453194678" text:style-name="Index_20_Link" text:visited-style-name="Index_20_Link">Pourquoi cette Architecture ? (Les Bénéfices)<text:tab/>2</text:a></text:p>
          <text:p text:style-name="P2"><text:a xlink:type="simple" xlink:href="#__RefHeading___Toc580_3453194678" text:style-name="Index_20_Link" text:visited-style-name="Index_20_Link">Comment ça marche ? (Aperçu Rapide)<text:tab/>2</text:a></text:p>
          <text:p text:style-name="P2"><text:a xlink:type="simple" xlink:href="#__RefHeading___Toc582_3453194678" text:style-name="Index_20_Link" text:visited-style-name="Index_20_Link">Les "Personnalités" de l'IA :<text:tab/>3</text:a></text:p>
          <text:p text:style-name="P1"><text:a xlink:type="simple" xlink:href="#__RefHeading___Toc584_3453194678" text:style-name="Index_20_Link" text:visited-style-name="Index_20_Link">Architecture Détaillée de l'Infrastructure d'IA pour HomeLab<text:tab/>4</text:a></text:p>
          <text:p text:style-name="P2"><text:a xlink:type="simple" xlink:href="#__RefHeading___Toc586_3453194678" text:style-name="Index_20_Link" text:visited-style-name="Index_20_Link">I. Vue d'Ensemble des Composants Clés<text:tab/>4</text:a></text:p>
          <text:p text:style-name="P2"><text:a xlink:type="simple" xlink:href="#__RefHeading___Toc588_3453194678" text:style-name="Index_20_Link" text:visited-style-name="Index_20_Link">II. Flux de Données et Interactions (Diagramme Conceptuel)<text:tab/>5</text:a></text:p>
          <text:p text:style-name="P2"><text:a xlink:type="simple" xlink:href="#__RefHeading___Toc590_3453194678" text:style-name="Index_20_Link" text:visited-style-name="Index_20_Link">III. Détail des Composants et leurs Rôles<text:tab/>6</text:a></text:p>
          <text:p text:style-name="P2"><text:a xlink:type="simple" xlink:href="#__RefHeading___Toc592_3453194678" text:style-name="Index_20_Link" text:visited-style-name="Index_20_Link">IV. L'IA "Cheffe" : Rôle et Mécanismes<text:tab/>8</text:a></text:p>
          <text:p text:style-name="P2"><text:a xlink:type="simple" xlink:href="#__RefHeading___Toc594_3453194678" text:style-name="Index_20_Link" text:visited-style-name="Index_20_Link">V. Configuration des Endpoints LLM (Gemini, Oobabooga, Claude)<text:tab/>8</text:a></text:p>
          <text:p text:style-name="P2"><text:a xlink:type="simple" xlink:href="#__RefHeading___Toc596_3453194678" text:style-name="Index_20_Link" text:visited-style-name="Index_20_Link">VI. Considérations sur les Ressources<text:tab/>10</text:a></text:p>
          <text:p text:style-name="P1"><text:a xlink:type="simple" xlink:href="#__RefHeading___Toc598_3453194678" text:style-name="Index_20_Link" text:visited-style-name="Index_20_Link">Découpage par Phases du Projet d'Infrastructure d'IA<text:tab/>11</text:a></text:p>
          <text:p text:style-name="P2"><text:a xlink:type="simple" xlink:href="#__RefHeading___Toc600_3453194678" text:style-name="Index_20_Link" text:visited-style-name="Index_20_Link">Introduction : L'Approche Itérative<text:tab/>11</text:a></text:p>
          <text:p text:style-name="P2"><text:a xlink:type="simple" xlink:href="#__RefHeading___Toc602_3453194678" text:style-name="Index_20_Link" text:visited-style-name="Index_20_Link">Phase 0 : Préparation &amp; Fondations (Vérification et Consolidation)<text:tab/>11</text:a></text:p>
          <text:p text:style-name="P2"><text:a xlink:type="simple" xlink:href="#__RefHeading___Toc604_3453194678" text:style-name="Index_20_Link" text:visited-style-name="Index_20_Link">Phase 1 : Cœur de l'IA (Interaction Textuelle &amp; Mémoire Sémantique Initiale)<text:tab/>11</text:a></text:p>
          <text:p text:style-name="P2"><text:a xlink:type="simple" xlink:href="#__RefHeading___Toc606_3453194678" text:style-name="Index_20_Link" text:visited-style-name="Index_20_Link">Phase 2 : Mémoire Conversationnelle &amp; Personnalisation<text:tab/>12</text:a></text:p>
          <text:p text:style-name="P2"><text:a xlink:type="simple" xlink:href="#__RefHeading___Toc608_3453194678" text:style-name="Index_20_Link" text:visited-style-name="Index_20_Link">Phase 3 : Actions &amp; Outils (Home Assistant &amp; API Externes)<text:tab/>12</text:a></text:p>
          <text:p text:style-name="P2"><text:a xlink:type="simple" xlink:href="#__RefHeading___Toc610_3453194678" text:style-name="Index_20_Link" text:visited-style-name="Index_20_Link">Phase 4 : Gestion Avancée des Connaissances (RAG Image/PDF &amp; Fichiers Externes)<text:tab/>13</text:a></text:p>
          <text:p text:style-name="P2"><text:a xlink:type="simple" xlink:href="#__RefHeading___Toc612_3453194678" text:style-name="Index_20_Link" text:visited-style-name="Index_20_Link">Phase 5 : Interaction Vocale &amp; Voix Personnalisées<text:tab/>13</text:a></text:p>
          <text:p text:style-name="P2"><text:a xlink:type="simple" xlink:href="#__RefHeading___Toc614_3453194678" text:style-name="Index_20_Link" text:visited-style-name="Index_20_Link">Phase 6 : IA Cheffe Avancée &amp; Surveillance Intégrée<text:tab/>13</text:a></text:p>
          <text:p text:style-name="P2"><text:a xlink:type="simple" xlink:href="#__RefHeading___Toc616_3453194678" text:style-name="Index_20_Link" text:visited-style-name="Index_20_Link">Phase 7 : Multi-Utilisateurs &amp; Affinements<text:tab/>14</text:a></text:p>
          <text:p text:style-name="P1"><text:a xlink:type="simple" xlink:href="#__RefHeading___Toc618_3453194678" text:style-name="Index_20_Link" text:visited-style-name="Index_20_Link">Plan de Gestion des Données et Stratégie RAG (Récupération Augmentée de Génération)<text:tab/>15</text:a></text:p>
          <text:p text:style-name="P2"><text:a xlink:type="simple" xlink:href="#__RefHeading___Toc620_3453194678" text:style-name="Index_20_Link" text:visited-style-name="Index_20_Link">I. Cycle de Vie des Données<text:tab/>15</text:a></text:p>
          <text:p text:style-name="P2"><text:a xlink:type="simple" xlink:href="#__RefHeading___Toc622_3453194678" text:style-name="Index_20_Link" text:visited-style-name="Index_20_Link">II. Sources de Données et Méthodes d'Acquisition<text:tab/>15</text:a></text:p>
          <text:p text:style-name="P2"><text:a xlink:type="simple" xlink:href="#__RefHeading___Toc624_3453194678" text:style-name="Index_20_Link" text:visited-style-name="Index_20_Link">III. Stratégie de Traitement et d'Ingestion (RAG)<text:tab/>16</text:a></text:p>
          <text:p text:style-name="P2"><text:a xlink:type="simple" xlink:href="#__RefHeading___Toc626_3453194678" text:style-name="Index_20_Link" text:visited-style-name="Index_20_Link">IV. Stratégie de Récupération (RAG)<text:tab/>17</text:a></text:p>
          <text:p text:style-name="P2"><text:a xlink:type="simple" xlink:href="#__RefHeading___Toc628_3453194678" text:style-name="Index_20_Link" text:visited-style-name="Index_20_Link">V. Gouvernance des Données &amp; Maintenance<text:tab/>17</text:a></text:p>
          <text:p text:style-name="P1"><text:a xlink:type="simple" xlink:href="#__RefHeading___Toc630_3453194678" text:style-name="Index_20_Link" text:visited-style-name="Index_20_Link">Spécification des APIs et Contrats de Service de l'Infrastructure d'IA<text:tab/>19</text:a></text:p>
          <text:p text:style-name="P2"><text:a xlink:type="simple" xlink:href="#__RefHeading___Toc632_3453194678" text:style-name="Index_20_Link" text:visited-style-name="Index_20_Link">I. Conventions Générales<text:tab/>19</text:a></text:p>
          <text:p text:style-name="P2"><text:a xlink:type="simple" xlink:href="#__RefHeading___Toc634_3453194678" text:style-name="Index_20_Link" text:visited-style-name="Index_20_Link">II. Spécifications des APIs par Service<text:tab/>19</text:a></text:p>
          <text:p text:style-name="P3"><text:a xlink:type="simple" xlink:href="#__RefHeading___Toc636_3453194678" text:style-name="Index_20_Link" text:visited-style-name="Index_20_Link">1. API du LLM Engine (Oobabooga Text Generation Web UI)<text:tab/>19</text:a></text:p>
          <text:p text:style-name="P3"><text:a xlink:type="simple" xlink:href="#__RefHeading___Toc638_3453194678" text:style-name="Index_20_Link" text:visited-style-name="Index_20_Link">2. API du Service d'Embedding (truxonline/embedding-service)<text:tab/>21</text:a></text:p>
          <text:p text:style-name="P3"><text:a xlink:type="simple" xlink:href="#__RefHeading___Toc640_3453194678" text:style-name="Index_20_Link" text:visited-style-name="Index_20_Link">3. API de la Base de Données Vectorielle (ChromaDB)<text:tab/>21</text:a></text:p>
          <text:p text:style-name="P3"><text:a xlink:type="simple" xlink:href="#__RefHeading___Toc642_3453194678" text:style-name="Index_20_Link" text:visited-style-name="Index_20_Link">4. API de Gestion de la Mémoire Conversationnelle (Zep)<text:tab/>22</text:a></text:p>
          <text:p text:style-name="P3"><text:a xlink:type="simple" xlink:href="#__RefHeading___Toc644_3453194678" text:style-name="Index_20_Link" text:visited-style-name="Index_20_Link">5. API de l'Orchestrateur d'Outils (n8n)<text:tab/>23</text:a></text:p>
          <text:p text:style-name="P3"><text:a xlink:type="simple" xlink:href="#__RefHeading___Toc646_3453194678" text:style-name="Index_20_Link" text:visited-style-name="Index_20_Link">6. API des Services Vocaux (STT/TTS)<text:tab/>24</text:a></text:p>
          <text:p text:style-name="P2"><text:a xlink:type="simple" xlink:href="#__RefHeading___Toc648_3453194678" text:style-name="Index_20_Link" text:visited-style-name="Index_20_Link">III. Contrats de Service et Dépendances<text:tab/>24</text:a></text:p>
          <text:p text:style-name="P1"><text:a xlink:type="simple" xlink:href="#__RefHeading___Toc650_3453194678" text:style-name="Index_20_Link" text:visited-style-name="Index_20_Link">Plan de Sécurité de l'Infrastructure d'IA<text:tab/>26</text:a></text:p>
          <text:p text:style-name="P2"><text:a xlink:type="simple" xlink:href="#__RefHeading___Toc652_3453194678" text:style-name="Index_20_Link" text:visited-style-name="Index_20_Link">I. Principes Fondamentaux<text:tab/>26</text:a></text:p>
          <text:p text:style-name="P2"><text:a xlink:type="simple" xlink:href="#__RefHeading___Toc654_3453194678" text:style-name="Index_20_Link" text:visited-style-name="Index_20_Link">II. Sécurité Réseau<text:tab/>26</text:a></text:p>
          <text:p text:style-name="P2"><text:a xlink:type="simple" xlink:href="#__RefHeading___Toc656_3453194678" text:style-name="Index_20_Link" text:visited-style-name="Index_20_Link">III. Sécurité des Applications et des Données<text:tab/>27</text:a></text:p>
          <text:p text:style-name="P2"><text:a xlink:type="simple" xlink:href="#__RefHeading___Toc658_3453194678" text:style-name="Index_20_Link" text:visited-style-name="Index_20_Link">IV. Surveillance et Réponse aux Incidents<text:tab/>28</text:a></text:p>
          <text:p text:style-name="P2"><text:a xlink:type="simple" xlink:href="#__RefHeading___Toc660_3453194678" text:style-name="Index_20_Link" text:visited-style-name="Index_20_Link">V. Plan de Sauvegarde et de Reprise d'Activité<text:tab/>28</text:a></text:p>
          <text:p text:style-name="P1"><text:a xlink:type="simple" xlink:href="#__RefHeading___Toc662_3453194678" text:style-name="Index_20_Link" text:visited-style-name="Index_20_Link">Directives Éthiques et Garde-fous (Guardrails) pour l'IA<text:tab/>30</text:a></text:p>
          <text:p text:style-name="P2"><text:a xlink:type="simple" xlink:href="#__RefHeading___Toc664_3453194678" text:style-name="Index_20_Link" text:visited-style-name="Index_20_Link">I. Principes Éthiques Fondamentaux<text:tab/>30</text:a></text:p>
          <text:p text:style-name="P2"><text:a xlink:type="simple" xlink:href="#__RefHeading___Toc666_3453194678" text:style-name="Index_20_Link" text:visited-style-name="Index_20_Link">II. Garde-fous (Guardrails) Opérationnels<text:tab/>30</text:a></text:p>
          <text:p text:style-name="P2"><text:a xlink:type="simple" xlink:href="#__RefHeading___Toc668_3453194678" text:style-name="Index_20_Link" text:visited-style-name="Index_20_Link">III. Responsabilités<text:tab/>32</text:a></text:p>
        </text:index-body>
      </text:table-of-content>
      <text:h text:style-name="P4" text:outline-level="3"><text:span text:style-name="Strong_20_Emphasis"/></text:h>
      <text:h text:style-name="P5" text:outline-level="3"><text:bookmark-start text:name="__RefHeading___Toc574_3453194678"/><text:span text:style-name="Strong_20_Emphasis">Présentation du Projet : Votre HomeLab Intelligent</text:span><text:bookmark-end text:name="__RefHeading___Toc574_3453194678"/></text:h>
      <text:p text:style-name="Text_20_body"><text:span text:style-name="Strong_20_Emphasis">Vision :</text:span> Transformer votre HomeLab en un écosystème intelligent et autonome, où des intelligences artificielles spécialisées collaborent pour vous assister dans la gestion quotidienne, la domotique, le jardinage, les finances, et bien plus encore. Un HomeLab qui non seulement répond à vos commandes, mais anticipe vos besoins et gère proactivement son environnement.</text:p>
      <text:h text:style-name="P6" text:outline-level="4"><text:bookmark-start text:name="__RefHeading___Toc576_3453194678"/><text:span text:style-name="Strong_20_Emphasis">Objectifs Clés :</text:span><text:bookmark-end text:name="__RefHeading___Toc576_3453194678"/></text:h>
      <text:list text:style-name="L1">
        <text:list-item>
          <text:p text:style-name="P7"><text:span text:style-name="Strong_20_Emphasis">Interaction Naturelle :</text:span> Dialoguez avec vos IA par chat ou par la voix, de manière fluide et intuitive, via une interface de développement personnalisée.</text:p>
        </text:list-item>
        <text:list-item>
          <text:p text:style-name="P7"><text:span text:style-name="Strong_20_Emphasis">IA Spécialisées :</text:span> Bénéficiez de l'expertise de plusieurs "interlocutrices" (Domotique, Jardin, Organisation, Finances, etc.), chacune avec sa propre personnalité et son domaine de compétence.</text:p>
        </text:list-item>
        <text:list-item>
          <text:p text:style-name="P7"><text:span text:style-name="Strong_20_Emphasis">Mémoire Persistante :</text:span> Chaque IA se souvient de vos conversations et des informations que vous lui confiez, y compris des documents complexes (PDFs, images) et des fichiers externes.</text:p>
        </text:list-item>
        <text:list-item>
          <text:p text:style-name="P7"><text:span text:style-name="Strong_20_Emphasis">Actions Autonomes :</text:span> Vos IA peuvent interagir avec votre Home Assistant, gérer vos mails et agendas, et même analyser les données de surveillance (Zabbix, Graylog) pour la maintenance prédictive.</text:p>
        </text:list-item>
        <text:list-item>
          <text:p text:style-name="P7"><text:span text:style-name="Strong_20_Emphasis">L'IA "Cheffe" :</text:span> Une intelligence supérieure qui coordonne les autres, gère vos projets, génère des rapports périodiques et peut même "déléguer" des tâches aux IA spécialisées.</text:p>
        </text:list-item>
        <text:list-item>
          <text:p text:style-name="P7"><text:span text:style-name="Strong_20_Emphasis">Approche Itérative :</text:span> Construction progressive et fonctionnelle, garantissant la stabilité à chaque étape.</text:p>
        </text:list-item>
      </text:list>
      <text:h text:style-name="P6" text:outline-level="4"><text:bookmark-start text:name="__RefHeading___Toc578_3453194678"/><text:span text:style-name="Strong_20_Emphasis">Pourquoi cette Architecture ? (Les Bénéfices)</text:span><text:bookmark-end text:name="__RefHeading___Toc578_3453194678"/></text:h>
      <text:list text:style-name="L2">
        <text:list-item>
          <text:p text:style-name="P8"><text:span text:style-name="Strong_20_Emphasis">Personnalisation Ultime :</text:span> Des IA qui vous connaissent, adaptent leur style et leur expertise à vos besoins spécifiques.</text:p>
        </text:list-item>
        <text:list-item>
          <text:p text:style-name="P8"><text:span text:style-name="Strong_20_Emphasis">Autonomie Accrue :</text:span> Libérez-vous des tâches répétitives en confiant la gestion de votre HomeLab à des agents intelligents.</text:p>
        </text:list-item>
        <text:list-item>
          <text:p text:style-name="P8"><text:span text:style-name="Strong_20_Emphasis">Efficacité Optimale :</text:span> Des systèmes spécialisés pour chaque tâche, garantissant des réponses rapides et précises.</text:p>
        </text:list-item>
        <text:list-item>
          <text:p text:style-name="P8"><text:span text:style-name="Strong_20_Emphasis">Base de Connaissances Enrichie :</text:span> Vos IA apprendront de vos documents et de vos interactions, créant une mémoire collective pour votre HomeLab.</text:p>
        </text:list-item>
        <text:list-item>
          <text:p text:style-name="P8"><text:span text:style-name="Strong_20_Emphasis">Sécurité et Contrôle :</text:span> Une architecture modulaire permet un contrôle granulaire sur les données et les actions de chaque IA.</text:p>
        </text:list-item>
      </text:list>
      <text:h text:style-name="P6" text:outline-level="4"><text:bookmark-start text:name="__RefHeading___Toc580_3453194678"/><text:span text:style-name="Strong_20_Emphasis">Comment ça marche ? (Aperçu Rapide)</text:span><text:bookmark-end text:name="__RefHeading___Toc580_3453194678"/></text:h>
      <text:p text:style-name="Text_20_body">Lorsque vous interagissez (par la voix ou le texte) via l'interface web personnalisée, votre requête est traitée par un moteur de reconnaissance vocale/texte. Elle est ensuite envoyée à une "IA passerelle" qui identifie l'IA spécialisée ou la "Cheffe" à solliciter.</text:p>
      <text:p text:style-name="Text_20_body">L'IA pertinente utilise sa mémoire conversationnelle (Zep) pour le contexte, et sa mémoire sémantique (ChromaDB) pour récupérer des informations pertinentes de vos documents. Le tout est <text:soft-page-break/>ensuite envoyé à un Grand Modèle de Langage (LLM - initialement Gemini, puis Oobabooga sur votre <text:span text:style-name="Source_20_Text">umi</text:span>) qui génère une réponse intelligente.</text:p>
      <text:p text:style-name="Text_20_body">Si une action est requise, l'IA utilise n8n comme un "orchestrateur" pour interagir avec Home Assistant, vos fichiers, ou d'autres services.</text:p>
      <text:h text:style-name="P6" text:outline-level="4"><text:bookmark-start text:name="__RefHeading___Toc582_3453194678"/><text:span text:style-name="Strong_20_Emphasis">Les "Personnalités" de l'IA :</text:span><text:bookmark-end text:name="__RefHeading___Toc582_3453194678"/></text:h>
      <text:p text:style-name="Text_20_body">Chaque IA sera dotée d'une personnalité unique et d'une expertise spécifique :</text:p>
      <text:list text:style-name="L3">
        <text:list-item>
          <text:p text:style-name="P9"><text:span text:style-name="Strong_20_Emphasis">L'IA Domotique :</text:span> Votre experte en automatisation de la maison.</text:p>
        </text:list-item>
        <text:list-item>
          <text:p text:style-name="P9"><text:span text:style-name="Strong_20_Emphasis">L'IA Jardin :</text:span> Votre conseillère pour l'entretien de votre jardin.</text:p>
        </text:list-item>
        <text:list-item>
          <text:p text:style-name="P9"><text:span text:style-name="Strong_20_Emphasis">L'IA Organisation :</text:span> Votre assistante pour la gestion de vos tâches et de votre temps.</text:p>
        </text:list-item>
        <text:list-item>
          <text:p text:style-name="P9"><text:span text:style-name="Strong_20_Emphasis">L'IA Finances :</text:span> Votre gestionnaire pour les questions financières.</text:p>
        </text:list-item>
        <text:list-item>
          <text:p text:style-name="P9"><text:span text:style-name="Strong_20_Emphasis">L'IA Maintenance :</text:span> Votre experte en diagnostic et résolution de problèmes techniques.</text:p>
        </text:list-item>
        <text:list-item>
          <text:p text:style-name="P9"><text:span text:style-name="Strong_20_Emphasis">L'IA "Cheffe" :</text:span> La coordinatrice de toutes ces intelligences, votre point de contact principal pour la vision d'ensemble et la gestion de projet.</text:p>
        </text:list-item>
      </text:list>
      <text:p text:style-name="Text_20_body"><text:span text:style-name="Strong_20_Emphasis">Ce que vous pourrez faire :</text:span></text:p>
      <text:list text:style-name="L4">
        <text:list-item>
          <text:p text:style-name="P10">"IA Domotique, allume les lumières du salon et mets la musique d'ambiance."</text:p>
        </text:list-item>
        <text:list-item>
          <text:p text:style-name="P10">"IA Jardin, quelle est la température du sol et faut-il arroser les tomates ?"</text:p>
        </text:list-item>
        <text:list-item>
          <text:p text:style-name="P10">"IA Organisation, ajoute 'Préparer la présentation pour la réunion de lundi' à ma liste de tâches."</text:p>
        </text:list-item>
        <text:list-item>
          <text:p text:style-name="P10">"IA Finances, quel est le solde de mon compte d'épargne ?"</text:p>
        </text:list-item>
        <text:list-item>
          <text:p text:style-name="P10">"IA Cheffe, génère un rapport hebdomadaire sur la consommation énergétique de la maison."</text:p>
        </text:list-item>
        <text:list-item>
          <text:p text:style-name="P10">"IA Maintenance, analyse les logs de Zabbix et dis-moi pourquoi le service X est en alerte."</text:p>
        </text:list-item>
        <text:list-item>
          <text:p text:style-name="P10">"IA Cheffe, lis le document 'Manuel_Pommiers.pdf' et dis-moi comment traiter la maladie des taches noires."</text:p>
        </text:list-item>
      </text:list>
      <text:p text:style-name="Text_20_body"><text:span text:style-name="Strong_20_Emphasis">Prochaines Étapes :</text:span> Nous allons maintenant détailler les phases de mise en œuvre pour construire cette infrastructure brique par brique.</text:p>
      <text:p text:style-name="P11"><text:span text:style-name="Strong_20_Emphasis"/></text:p>
      <text:h text:style-name="P5" text:outline-level="3"><text:bookmark-start text:name="__RefHeading___Toc584_3453194678"/><text:span text:style-name="Strong_20_Emphasis">Architecture Détaillée de l'Infrastructure d'IA pour HomeLab</text:span><text:bookmark-end text:name="__RefHeading___Toc584_3453194678"/></text:h>
      <text:p text:style-name="Text_20_body">Cette architecture est conçue pour supporter un système d'IA modulaire, capable d'interagir vocalement et textuellement, de gérer des personnalités spécialisées, de maintenir une mémoire persistante, d'accéder à des connaissances diverses (y compris images et PDFs), d'agir sur votre environnement HomeLab, et de coordonner ses actions via une IA "cheffe".</text:p>
      <text:h text:style-name="P6" text:outline-level="4"><text:bookmark-start text:name="__RefHeading___Toc586_3453194678"/><text:span text:style-name="Strong_20_Emphasis">I. Vue d'Ensemble des Composants Clés</text:span><text:bookmark-end text:name="__RefHeading___Toc586_3453194678"/></text:h>
      <text:p text:style-name="Text_20_body">L'infrastructure repose sur plusieurs piliers, chacun ayant un rôle spécialisé :</text:p>
      <text:list text:style-name="L5">
        <text:list-item>
          <text:p text:style-name="P12"><text:span text:style-name="Strong_20_Emphasis">Moteur de Langage (LLM Engine) :</text:span> Le cerveau de l'IA, capable de comprendre et de générer du texte.</text:p>
        </text:list-item>
        <text:list-item>
          <text:p text:style-name="P12"><text:span text:style-name="Strong_20_Emphasis">Base de Données Vectorielle (Vector Database) :</text:span> Pour le stockage et la recherche sémantique d'informations (RAG).</text:p>
        </text:list-item>
        <text:list-item>
          <text:p text:style-name="P12"><text:span text:style-name="Strong_20_Emphasis">Gestion de la Mémoire Conversationnelle (Memory Store) :</text:span> Pour maintenir le contexte des discussions.</text:p>
        </text:list-item>
        <text:list-item>
          <text:p text:style-name="P12"><text:span text:style-name="Strong_20_Emphasis">Orchestrateur d'Outils (Tool Orchestrator) :</text:span> Pour connecter l'IA au monde réel et aux autres services.</text:p>
        </text:list-item>
        <text:list-item>
          <text:p text:style-name="P12"><text:span text:style-name="Strong_20_Emphasis">Traitement Vocal (STT/TTS) :</text:span> Pour la conversion parole-texte et texte-parole.</text:p>
        </text:list-item>
        <text:list-item>
          <text:p text:style-name="P12"><text:span text:style-name="Strong_20_Emphasis">Interface Utilisateur (UI) :</text:span> Le point d'interaction avec les utilisateurs humains.</text:p>
        </text:list-item>
        <text:list-item>
          <text:p text:style-name="P12"><text:span text:style-name="Strong_20_Emphasis">Bases de Données Classiques (Classical DBs) :</text:span> Pour les données structurées et l'authentification.<text:line-break/></text:p>
        </text:list-item>
      </text:list>
      <text:h text:style-name="P13" text:outline-level="4"><text:bookmark-start text:name="__RefHeading___Toc588_3453194678"/><text:span text:style-name="Strong_20_Emphasis">II. Flux de Données et Interactions (Diagramme Conceptuel)</text:span><text:bookmark-end text:name="__RefHeading___Toc588_3453194678"/></text:h>
      <text:p text:style-name="P14"><text:span text:style-name="Source_20_Text">+-------------------+ <text:s text:c="7"/>+---------------------+ <text:s text:c="7"/>+---------------------+</text:span></text:p>
      <text:p text:style-name="P14"><text:span text:style-name="Source_20_Text">| <text:s text:c="2"/>VOUS (Le Roi) <text:s text:c="2"/>| &lt;----&gt; | Interface Web <text:s text:c="6"/>| &lt;----&gt; | <text:s/>LLM Engine(Oba <text:s text:c="4"/>|</text:span></text:p>
      <text:p text:style-name="P14"><text:span text:style-name="Source_20_Text">| (Vocal &amp; Textuel) | <text:s text:c="7"/>| Personnalisée / UI <text:s/>| <text:s text:c="7"/>| <text:s/>sur "umi"/Gemini/ <text:s/>|</text:span></text:p>
      <text:p text:style-name="P15"><text:span text:style-name="Source_20_Text">+-------------------+ <text:s text:c="7"/>| (Développement <text:s text:c="5"/>| <text:s text:c="7"/>| <text:s/>Claude...) <text:s text:c="8"/>|</text:span></text:p>
      <text:p text:style-name="P15"><text:span text:style-name="Source_20_Text"><text:s text:c="29"/>| <text:s/>Spécifique) <text:s text:c="7"/>| <text:s text:c="7"/>+---------------------+</text:span></text:p>
      <text:p text:style-name="P14"><text:span text:style-name="Source_20_Text"><text:s text:c="29"/>| +-----------------+ | <text:s text:c="18"/>^</text:span></text:p>
      <text:p text:style-name="P14"><text:span text:style-name="Source_20_Text"><text:s text:c="29"/>| | STT/TTS Service | | <text:s text:c="18"/>| (Embeddings/Requêtes)</text:span></text:p>
      <text:p text:style-name="P14"><text:span text:style-name="Source_20_Text"><text:s text:c="29"/>| | (Docker Vixen) <text:s/>| | <text:s text:c="18"/>|</text:span></text:p>
      <text:p text:style-name="P14"><text:span text:style-name="Source_20_Text"><text:s text:c="29"/>+---------------------+ <text:s text:c="7"/>+---------------------+</text:span></text:p>
      <text:p text:style-name="P14"><text:span text:style-name="Source_20_Text"><text:s text:c="39"/>^ <text:s text:c="19"/>| <text:s/>Service d'Embedding|</text:span></text:p>
      <text:p text:style-name="P14"><text:span text:style-name="Source_20_Text"><text:s text:c="39"/>| <text:s text:c="19"/>| <text:s/>(Docker Vixen) <text:s text:c="4"/>|</text:span></text:p>
      <text:p text:style-name="P14"><text:span text:style-name="Source_20_Text"><text:s text:c="39"/>| <text:s text:c="19"/>+---------------------+</text:span></text:p>
      <text:p text:style-name="P14"><text:span text:style-name="Source_20_Text"><text:s text:c="39"/>| <text:s text:c="30"/>|</text:span></text:p>
      <text:p text:style-name="P14"><text:span text:style-name="Source_20_Text"><text:s text:c="29"/>+---------------------+ <text:s text:c="7"/>+---------------------+</text:span></text:p>
      <text:p text:style-name="P14"><text:span text:style-name="Source_20_Text"><text:s text:c="29"/>| <text:s text:c="6"/>n8n <text:s text:c="10"/>| &lt;----&gt; | <text:s/>Base de Données <text:s text:c="3"/>|</text:span></text:p>
      <text:p text:style-name="P14"><text:span text:style-name="Source_20_Text"><text:s text:c="29"/>| <text:s/>(Orchestrateur / <text:s text:c="2"/>| <text:s text:c="7"/>| <text:s/>Vectorielle <text:s text:c="7"/>|</text:span></text:p>
      <text:p text:style-name="P14"><text:span text:style-name="Source_20_Text"><text:s text:c="29"/>| <text:s/>Passerelle API / <text:s text:c="2"/>| <text:s text:c="7"/>| <text:s/>(ChromaDB / PG+pv) |</text:span></text:p>
      <text:p text:style-name="P14"><text:span text:style-name="Source_20_Text"><text:s text:c="29"/>| <text:s/>Gestion Workflows) | <text:s text:c="7"/>+---------------------+</text:span></text:p>
      <text:p text:style-name="P14"><text:span text:style-name="Source_20_Text"><text:s text:c="29"/>+---------------------+ <text:s text:c="18"/>^</text:span></text:p>
      <text:p text:style-name="P14"><text:span text:style-name="Source_20_Text"><text:s text:c="37"/>^ | <text:s text:c="30"/>|</text:span></text:p>
      <text:p text:style-name="P14"><text:span text:style-name="Source_20_Text"><text:s text:c="8"/>+---------------------+ <text:s text:c="5"/>| +---------------------+ <text:s text:c="8"/>|</text:span></text:p>
      <text:p text:style-name="P14"><text:span text:style-name="Source_20_Text"><text:s text:c="8"/>| <text:s/>Home Assistant <text:s text:c="4"/>| <text:s text:c="5"/>| | <text:s/>Zep (Mémoire Conv.)| &lt;-------+</text:span></text:p>
      <text:p text:style-name="P14"><text:span text:style-name="Source_20_Text"><text:s text:c="8"/>| <text:s/>(Capteurs/Actions) | &lt;-----&gt;| <text:s/>(Docker Vixen) <text:s text:c="4"/>|</text:span></text:p>
      <text:p text:style-name="P14"><text:span text:style-name="Source_20_Text"><text:s text:c="8"/>| <text:s text:c="20"/>| <text:s text:c="5"/>| +---------------------+</text:span></text:p>
      <text:p text:style-name="P14"><text:span text:style-name="Source_20_Text"><text:s text:c="8"/>+---------------------+ <text:s text:c="5"/>| +---------------------+</text:span></text:p>
      <text:p text:style-name="P14"><text:span text:style-name="Source_20_Text"><text:s text:c="8"/>+---------------------+ <text:s text:c="5"/>| | <text:s/>BD Classique <text:s text:c="6"/>|</text:span></text:p>
      <text:p text:style-name="P14"><text:span text:style-name="Source_20_Text"><text:s text:c="8"/>| <text:s/>Fichiers Externes <text:s/>| &lt;-----&gt;| <text:s/>(MariaDB/PostgreSQL)|</text:span></text:p>
      <text:p text:style-name="P14"><text:span text:style-name="Source_20_Text"><text:s text:c="8"/>| <text:s/>(NAS Synelia, etc.)| <text:s text:c="5"/>| +---------------------+</text:span></text:p>
      <text:p text:style-name="P14"><text:span text:style-name="Source_20_Text"><text:s text:c="8"/>+---------------------+ <text:s text:c="5"/>|</text:span></text:p>
      <text:p text:style-name="P14"><text:span text:style-name="Source_20_Text"><text:s text:c="8"/>+---------------------+ <text:s text:c="5"/>|</text:span></text:p>
      <text:p text:style-name="P14"><text:span text:style-name="Source_20_Text"><text:s text:c="8"/>| <text:s/>Zabbix / Graylog <text:s text:c="2"/>| &lt;-----&gt;</text:span></text:p>
      <text:p text:style-name="P14"><text:span text:style-name="Source_20_Text"><text:s text:c="8"/>| <text:s/>(Monitoring/Logs) <text:s/>|</text:span></text:p>
      <text:p text:style-name="P14"><text:span text:style-name="Source_20_Text"><text:s text:c="8"/>+---------------------+</text:span></text:p>
      <text:h text:style-name="P6" text:outline-level="4"><text:span text:style-name="Strong_20_Emphasis"/></text:h>
      <text:h text:style-name="P16" text:outline-level="4"><text:bookmark-start text:name="__RefHeading___Toc590_3453194678"/><text:span text:style-name="Strong_20_Emphasis">III. Détail des Composants et leurs Rôles</text:span><text:bookmark-end text:name="__RefHeading___Toc590_3453194678"/></text:h>
      <text:list text:style-name="L6">
        <text:list-item>
          <text:p text:style-name="P17"><text:span text:style-name="Strong_20_Emphasis">Moteur de Langage (LLM Engine) :</text:span></text:p>
          <text:list>
            <text:list-item>
              <text:p text:style-name="P17"><text:span text:style-name="Strong_20_Emphasis">Rôle :</text:span> Le cœur intelligent qui génère les réponses.</text:p>
            </text:list-item>
            <text:list-item>
              <text:p text:style-name="P17"><text:span text:style-name="Strong_20_Emphasis">Implémentation :</text:span></text:p>
              <text:list>
                <text:list-item>
                  <text:p text:style-name="P17"><text:span text:style-name="Strong_20_Emphasis">Oobabooga Text Generation Web UI :</text:span> Déployé sur votre NUC <text:span text:style-name="Source_20_Text">umi</text:span> (avec GPU NVIDIA GeForce 2080), il hébergera les modèles LLM open-source. C'est la cible principale pour les interactions complexes et la personnalisation.</text:p>
                </text:list-item>
                <text:list-item>
                  <text:p text:style-name="P17"><text:span text:style-name="Strong_20_Emphasis">API Gemini (Google AI Studio) :</text:span> Utilisée initialement. Accès via l'API Google.</text:p>
                </text:list-item>
                <text:list-item>
                  <text:p text:style-name="P17"><text:span text:style-name="Strong_20_Emphasis">API Claude (Anthropic) :</text:span> Option future, accès via l'API Anthropic.</text:p>
                </text:list-item>
              </text:list>
            </text:list-item>
            <text:list-item>
              <text:p text:style-name="P17"><text:span text:style-name="Strong_20_Emphasis">Gestion des Personnalités :</text:span> Les "système prompts" détaillés seront envoyés au LLM via l'API pour chaque interaction, définissant le rôle, l'expertise et la personnalité de l'IA (Domotique, Jardin, Finances, etc.).</text:p>
            </text:list-item>
          </text:list>
        </text:list-item>
        <text:list-item>
          <text:p text:style-name="P17"><text:span text:style-name="Strong_20_Emphasis">Base de Données Vectorielle (Vector Database) :</text:span></text:p>
          <text:list>
            <text:list-item>
              <text:p text:style-name="P17"><text:span text:style-name="Strong_20_Emphasis">Rôle :</text:span> Stocke les "embeddings" (représentations numériques) de vos connaissances. Essentiel pour la <text:span text:style-name="Strong_20_Emphasis">Récupération Augmentée de Génération (RAG)</text:span>.</text:p>
            </text:list-item>
            <text:list-item>
              <text:p text:style-name="P17"><text:span text:style-name="Strong_20_Emphasis">Implémentation :</text:span> <text:span text:style-name="Strong_20_Emphasis">ChromaDB</text:span> (ou PostgreSQL avec <text:span text:style-name="Source_20_Text">pgvector</text:span> si préférence pour une base de données unifiée). Déployé en conteneur Docker sur votre Swarm <text:span text:style-name="Source_20_Text">vixen</text:span> (idéalement sur <text:span text:style-name="Source_20_Text">ruby</text:span> pour bénéficier du SSD).</text:p>
            </text:list-item>
            <text:list-item>
              <text:p text:style-name="P17"><text:span text:style-name="Strong_20_Emphasis">Ingestion de Documents (RAG Avancé) :</text:span></text:p>
              <text:list>
                <text:list-item>
                  <text:p text:style-name="P17"><text:span text:style-name="Strong_20_Emphasis">PDFs :</text:span> Utilisation de bibliothèques Python (ex: <text:span text:style-name="Source_20_Text">pypdf</text:span>, <text:span text:style-name="Source_20_Text">pdfminer.six</text:span>) pour extraire le texte.</text:p>
                </text:list-item>
                <text:list-item>
                  <text:p text:style-name="P17"><text:span text:style-name="Strong_20_Emphasis">Images :</text:span> Utilisation de l'<text:span text:style-name="Strong_20_Emphasis">OCR (Optical Character Recognition)</text:span> via des outils comme <text:span text:style-name="Strong_20_Emphasis">Tesseract</text:span> (en conteneur Docker) pour extraire le texte.</text:p>
                </text:list-item>
                <text:list-item>
                  <text:p text:style-name="P17">Le texte extrait est "chunké" (découpé en petits morceaux), encodé en embeddings par le <text:span text:style-name="Strong_20_Emphasis">Service d'Embedding</text:span>, puis stocké dans ChromaDB avec des métadonnées (domaine, source, type, date, IA cible, utilisateur).</text:p>
                </text:list-item>
              </text:list>
            </text:list-item>
            <text:list-item>
              <text:p text:style-name="P17"><text:span text:style-name="Strong_20_Emphasis">Service d'Embedding :</text:span> Un service Python (FastAPI + <text:span text:style-name="Source_20_Text">sentence-transformers</text:span>) déployé en conteneur Docker sur <text:span text:style-name="Source_20_Text">vixen</text:span> (ex: sur <text:span text:style-name="Source_20_Text">grenat</text:span> pour équilibrer la charge CPU), qui convertit le texte en embeddings.</text:p>
            </text:list-item>
          </text:list>
        </text:list-item>
        <text:list-item>
          <text:p text:style-name="P17"><text:span text:style-name="Strong_20_Emphasis">Gestion de la Mémoire Conversationnelle (Zep) :</text:span></text:p>
          <text:list>
            <text:list-item>
              <text:p text:style-name="P17"><text:span text:style-name="Strong_20_Emphasis">Rôle :</text:span> Maintient l'historique des conversations, génère des résumés contextuels et extrait des entités.</text:p>
            </text:list-item>
            <text:list-item>
              <text:p text:style-name="P17"><text:span text:style-name="Strong_20_Emphasis">Implémentation :</text:span> Zep, déployé en conteneur Docker sur <text:span text:style-name="Source_20_Text">vixen</text:span>.</text:p>
            </text:list-item>
          </text:list>
        </text:list-item>
        <text:list-item>
          <text:p text:style-name="P17"><text:span text:style-name="Strong_20_Emphasis">Orchestrateur d'Outils (n8n) :</text:span></text:p>
          <text:list>
            <text:list-item>
              <text:p text:style-name="P17"><text:soft-page-break/><text:span text:style-name="Strong_20_Emphasis">Rôle :</text:span> Le "hub" central pour l'automatisation et l'intégration avec les systèmes externes.</text:p>
            </text:list-item>
            <text:list-item>
              <text:p text:style-name="P17"><text:span text:style-name="Strong_20_Emphasis">Implémentation :</text:span> n8n, déployé en conteneur Docker sur <text:span text:style-name="Source_20_Text">vixen</text:span>.</text:p>
            </text:list-item>
            <text:list-item>
              <text:p text:style-name="P17"><text:span text:style-name="Strong_20_Emphasis">Accès Autonome aux Fichiers Externes :</text:span> n8n sera configuré avec des volumes Docker montés sur des partages NFS/SMB existants de votre NAS Synology. Des nœuds spécifiques dans n8n permettront aux workflows de lire, lister et potentiellement écrire (avec validation) des fichiers. L'IA pourra demander "Lis le dernier rapport financier dans le dossier X" et n8n exécutera l'action, passant le contenu à l'IA via le RAG.</text:p>
            </text:list-item>
            <text:list-item>
              <text:p text:style-name="P17"><text:span text:style-name="Strong_20_Emphasis">Intégration Zabbix/Graylog :</text:span> n8n pourra interroger l'API de Zabbix pour des métriques ou des alertes, et se connecter à Graylog pour analyser les logs. Ces données seront ensuite formatées et transmises aux IA (via RAG ou directement).</text:p>
            </text:list-item>
            <text:list-item>
              <text:p text:style-name="P17"><text:span text:style-name="Strong_20_Emphasis">Maintenance Prédictive :</text:span> Des workflows n8n collecteront des données de capteurs (via Home Assistant) et des logs (via Graylog), les passeront à une IA spécialisée (ex: "IA Maintenance") pour analyse et détection de schémas anormaux, permettant d'anticiper des pannes.</text:p>
            </text:list-item>
          </text:list>
        </text:list-item>
        <text:list-item>
          <text:p text:style-name="P17"><text:span text:style-name="Strong_20_Emphasis">Traitement Vocal (STT/TTS) :</text:span></text:p>
          <text:list>
            <text:list-item>
              <text:p text:style-name="P17"><text:span text:style-name="Strong_20_Emphasis">Rôle :</text:span> Convertir la parole en texte et le texte en parole.</text:p>
            </text:list-item>
            <text:list-item>
              <text:p text:style-name="P17"><text:span text:style-name="Strong_20_Emphasis">Implémentation :</text:span></text:p>
              <text:list>
                <text:list-item>
                  <text:p text:style-name="P17"><text:span text:style-name="Strong_20_Emphasis">Speech-to-Text (STT) :</text:span> Un service basé sur <text:span text:style-name="Strong_20_Emphasis">Whisper (OpenAI)</text:span>, déployé en conteneur Docker sur <text:span text:style-name="Source_20_Text">vixen</text:span> (CPU-optimisé).</text:p>
                </text:list-item>
                <text:list-item>
                  <text:p text:style-name="P17"><text:span text:style-name="Strong_20_Emphasis">Text-to-Speech (TTS) :</text:span> Des services basés sur <text:span text:style-name="Strong_20_Emphasis">Coqui-TTS</text:span>, <text:span text:style-name="Strong_20_Emphasis">Bark</text:span>, ou <text:span text:style-name="Strong_20_Emphasis">VITS</text:span>, également en conteneurs Docker sur <text:span text:style-name="Source_20_Text">vixen</text:span>. Chaque IA aura sa propre voix distinctive (modèle TTS ou paramètres spécifiques).</text:p>
                </text:list-item>
              </text:list>
            </text:list-item>
            <text:list-item>
              <text:p text:style-name="P17"><text:span text:style-name="Strong_20_Emphasis">Orchestration :</text:span> n8n ou un petit service Python dédié (interfacé avec l'interface web personnalisée) orchestrera le flux audio (capture -&gt; STT -&gt; LLM -&gt; TTS -&gt; diffusion).</text:p>
            </text:list-item>
          </text:list>
        </text:list-item>
        <text:list-item>
          <text:p text:style-name="P17"><text:span text:style-name="Strong_20_Emphasis">Interface Utilisateur (UI) :</text:span></text:p>
          <text:list>
            <text:list-item>
              <text:p text:style-name="P17"><text:span text:style-name="Strong_20_Emphasis">Rôle :</text:span> Votre interface principale pour interagir avec les IA.</text:p>
            </text:list-item>
            <text:list-item>
              <text:p text:style-name="P17"><text:span text:style-name="Strong_20_Emphasis">Implémentation :</text:span> <text:span text:style-name="Strong_20_Emphasis">Interface Web Personnalisée (HTML/JS)</text:span>. Ce développement spécifique offrira un contrôle total sur l'expérience utilisateur. Elle gérera la sélection des "personnages" (vos IA spécialisées), l'historique de chat textuel, et se connectera directement ou via un "Service AI Gateway" aux APIs des LLMs et aux services STT/TTS.</text:p>
            </text:list-item>
          </text:list>
        </text:list-item>
        <text:list-item>
          <text:p text:style-name="P17"><text:span text:style-name="Strong_20_Emphasis">Bases de Données Classiques (MariaDB/PostgreSQL) :</text:span></text:p>
          <text:list>
            <text:list-item>
              <text:p text:style-name="P17"><text:span text:style-name="Strong_20_Emphasis">Rôle :</text:span> Stockage des données structurées (profils utilisateurs, paramètres d'IA, données de gestion de projet, etc.).</text:p>
            </text:list-item>
            <text:list-item>
              <text:p text:style-name="P17"><text:soft-page-break/><text:span text:style-name="Strong_20_Emphasis">Implémentation :</text:span> MariaDB et/ou PostgreSQL, déployés en conteneur Docker sur la stack <text:span text:style-name="Source_20_Text">databases</text:span> de <text:span text:style-name="Source_20_Text">vixen</text:span>.</text:p>
            </text:list-item>
          </text:list>
        </text:list-item>
      </text:list>
      <text:h text:style-name="P6" text:outline-level="4"><text:bookmark-start text:name="__RefHeading___Toc592_3453194678"/><text:span text:style-name="Strong_20_Emphasis">IV. L'IA "Cheffe" : Rôle et Mécanismes</text:span><text:bookmark-end text:name="__RefHeading___Toc592_3453194678"/></text:h>
      <text:p text:style-name="Text_20_body">L'IA "Cheffe" sera votre assistante principale, capable de coordonner les autres IA et de gérer des tâches transversales.</text:p>
      <text:list text:style-name="L7">
        <text:list-item>
          <text:p text:style-name="P18"><text:span text:style-name="Strong_20_Emphasis">Gestion de Projet :</text:span></text:p>
          <text:list>
            <text:list-item>
              <text:p text:style-name="P18">L'IA Cheffe pourra interagir avec un outil de gestion de projet (ex: OpenProject, ou une base de données simple gérée par n8n) via des workflows n8n.</text:p>
            </text:list-item>
            <text:list-item>
              <text:p text:style-name="P18">Elle pourra créer, assigner, suivre et clôturer des tâches, répondre à des questions sur l'état des projets, et vous alerter sur les échéances.</text:p>
            </text:list-item>
          </text:list>
        </text:list-item>
        <text:list-item>
          <text:p text:style-name="P18"><text:span text:style-name="Strong_20_Emphasis">Rapports Périodiques :</text:span></text:p>
          <text:list>
            <text:list-item>
              <text:p text:style-name="P18">Des workflows n8n planifiés collecteront des données de diverses sources (Home Assistant, Zabbix, Graylog, bases de données classiques).</text:p>
            </text:list-item>
            <text:list-item>
              <text:p text:style-name="P18">Ces données brutes seront formatées et transmises à l'IA Cheffe (LLM) qui les résumera et générera des rapports concis et pertinents, envoyés par email (via n8n) ou affichés dans l'interface web personnalisée.</text:p>
            </text:list-item>
          </text:list>
        </text:list-item>
        <text:list-item>
          <text:p text:style-name="P18"><text:span text:style-name="Strong_20_Emphasis">Auto-interpellation (Communication Inter-IA) :</text:span></text:p>
          <text:list>
            <text:list-item>
              <text:p text:style-name="P18">Utilisation de frameworks d'agents comme <text:span text:style-name="Strong_20_Emphasis">LangChain</text:span> ou <text:span text:style-name="Strong_20_Emphasis">LlamaIndex</text:span> (potentiellement intégrés dans un service Python dédié ou via des workflows n8n avancés).</text:p>
            </text:list-item>
            <text:list-item>
              <text:p text:style-name="P18">Chaque IA sera dotée d'"outils" qui sont en réalité des appels à des workflows n8n ou à des APIs d'autres IA.</text:p>
            </text:list-item>
            <text:list-item>
              <text:p text:style-name="P18">L'IA Cheffe, recevant une requête complexe, pourra décider quel outil utiliser et quelle IA spécialisée solliciter pour obtenir l'information ou exécuter l'action, puis consolidera la réponse.</text:p>
            </text:list-item>
            <text:list-item>
              <text:p text:style-name="P18">Exemple : "IA Cheffe, quel est l'état de mes plantes et faut-il arroser ?" -&gt; L'IA Cheffe délègue à l'IA Jardin (via n8n) -&gt; IA Jardin interroge Home Assistant (via n8n) -&gt; IA Jardin renvoie l'info à IA Cheffe -&gt; IA Cheffe vous répond.</text:p>
            </text:list-item>
          </text:list>
        </text:list-item>
      </text:list>
      <text:h text:style-name="P6" text:outline-level="4"><text:bookmark-start text:name="__RefHeading___Toc594_3453194678"/><text:span text:style-name="Strong_20_Emphasis">V. Configuration des Endpoints LLM (Gemini, Oobabooga, Claude)</text:span><text:bookmark-end text:name="__RefHeading___Toc594_3453194678"/></text:h>
      <text:p text:style-name="Text_20_body">Votre "Service AI Gateway" (un petit service API Python/FastAPI déployé sur <text:span text:style-name="Source_20_Text">vixen</text:span>) ou directement n8n sera responsable de l'appel aux différents LLM.</text:p>
      <text:list text:style-name="L8">
        <text:list-item>
          <text:p text:style-name="P19"><text:span text:style-name="Strong_20_Emphasis">Gemini (Google AI Studio) :</text:span></text:p>
          <text:list>
            <text:list-item>
              <text:p text:style-name="P19"><text:span text:style-name="Strong_20_Emphasis">Endpoint API :</text:span> <text:span text:style-name="Source_20_Text">https://generativelanguage.googleapis.com/v1beta/models/gemini-2.0-flash:generateContent</text:span> (ou autre modèle Gemini).</text:p>
            </text:list-item>
            <text:list-item>
              <text:p text:style-name="P19"><text:span text:style-name="Strong_20_Emphasis">Authentification :</text:span> Clé API (à gérer comme un Docker Secret).</text:p>
            </text:list-item>
            <text:list-item>
              <text:p text:style-name="P19"><text:span text:style-name="Strong_20_Emphasis">Exemple d'appel (via n8n ou Python) :</text:span></text:p>
              <text:p text:style-name="P20"><text:soft-page-break/><text:span text:style-name="Source_20_Text">{</text:span></text:p>
              <text:p text:style-name="P20"><text:span text:style-name="Source_20_Text"><text:s text:c="2"/>"contents": [</text:span></text:p>
              <text:p text:style-name="P20"><text:span text:style-name="Source_20_Text"><text:s text:c="4"/>{"role": "user", "parts": [{"text": "Votre prompt ici"}]}</text:span></text:p>
              <text:p text:style-name="P20"><text:span text:style-name="Source_20_Text"><text:s text:c="2"/>],</text:span></text:p>
              <text:p text:style-name="P20"><text:span text:style-name="Source_20_Text"><text:s text:c="2"/>"generationConfig": {</text:span></text:p>
              <text:p text:style-name="P20"><text:span text:style-name="Source_20_Text"><text:s text:c="4"/>"temperature": 0.7,</text:span></text:p>
              <text:p text:style-name="P20"><text:span text:style-name="Source_20_Text"><text:s text:c="4"/>"maxOutputTokens": 500</text:span></text:p>
              <text:p text:style-name="P20"><text:span text:style-name="Source_20_Text"><text:s text:c="2"/>}</text:span></text:p>
              <text:p text:style-name="P20"><text:span text:style-name="Source_20_Text">}</text:span></text:p>
            </text:list-item>
            <text:list-item>
              <text:p text:style-name="P19"><text:span text:style-name="Strong_20_Emphasis">Note :</text:span> Pour les tests initiaux, vous pouvez utiliser la clé API directement dans n8n ou un script, mais pour le déploiement, elle doit être un Docker Secret.</text:p>
            </text:list-item>
          </text:list>
        </text:list-item>
        <text:list-item>
          <text:p text:style-name="P19"><text:span text:style-name="Strong_20_Emphasis">Oobabooga Text Generation Web UI :</text:span></text:p>
          <text:list>
            <text:list-item>
              <text:p text:style-name="P19"><text:span text:style-name="Strong_20_Emphasis">Endpoint API :</text:span> <text:span text:style-name="Source_20_Text">http://192.168.199.78:5000/v1/chat/completions</text:span> (ou <text:span text:style-name="Source_20_Text">/v1/completions</text:span> pour le mode texte brut).</text:p>
            </text:list-item>
            <text:list-item>
              <text:p text:style-name="P19"><text:span text:style-name="Strong_20_Emphasis">Authentification :</text:span> Généralement pas d'API Key par défaut, mais peut être configurée.</text:p>
            </text:list-item>
            <text:list-item>
              <text:p text:style-name="P19"><text:span text:style-name="Strong_20_Emphasis">Modèle :</text:span> Spécifié dans la requête (ex: <text:span text:style-name="Source_20_Text">L3.3-70B-Magnum-Diamond-Q5_K_S.gguf</text:span>).</text:p>
            </text:list-item>
            <text:list-item>
              <text:p text:style-name="P19"><text:span text:style-name="Strong_20_Emphasis">Exemple d'appel (via n8n ou Python) :</text:span></text:p>
              <text:p text:style-name="P20"><text:span text:style-name="Source_20_Text">{</text:span></text:p>
              <text:p text:style-name="P20"><text:span text:style-name="Source_20_Text"><text:s text:c="2"/>"model": "L3.3-70B-Magnum-Diamond-Q5_K_S.gguf",</text:span></text:p>
              <text:p text:style-name="P20"><text:span text:style-name="Source_20_Text"><text:s text:c="2"/>"messages": [</text:span></text:p>
              <text:p text:style-name="P20"><text:span text:style-name="Source_20_Text"><text:s text:c="4"/>{"role": "system", "content": "Prompt système de l'IA"},</text:span></text:p>
              <text:p text:style-name="P20"><text:span text:style-name="Source_20_Text"><text:s text:c="4"/>{"role": "user", "content": "Votre question"}</text:span></text:p>
              <text:p text:style-name="P20"><text:span text:style-name="Source_20_Text"><text:s text:c="2"/>],</text:span></text:p>
              <text:p text:style-name="P20"><text:span text:style-name="Source_20_Text"><text:s text:c="2"/>"max_tokens": 500,</text:span></text:p>
              <text:p text:style-name="P20"><text:span text:style-name="Source_20_Text"><text:s text:c="2"/>"temperature": 0.7,</text:span></text:p>
              <text:p text:style-name="P20"><text:span text:style-name="Source_20_Text"><text:s text:c="2"/>"stream": false</text:span></text:p>
              <text:p text:style-name="P20"><text:span text:style-name="Source_20_Text">}</text:span></text:p>
            </text:list-item>
            <text:list-item>
              <text:p text:style-name="P19"><text:span text:style-name="Strong_20_Emphasis">Note :</text:span> L'adresse IP <text:span text:style-name="Source_20_Text">192.168.199.78</text:span> est l'IP de votre NUC <text:span text:style-name="Source_20_Text">umi</text:span> sur le VLAN 199. Assurez-vous que le service AI Gateway (sur <text:span text:style-name="Source_20_Text">vixen</text:span>) peut communiquer avec cette IP.</text:p>
            </text:list-item>
          </text:list>
        </text:list-item>
        <text:list-item>
          <text:p text:style-name="P19"><text:span text:style-name="Strong_20_Emphasis">Claude (Anthropic) :</text:span></text:p>
          <text:list>
            <text:list-item>
              <text:p text:style-name="P19"><text:span text:style-name="Strong_20_Emphasis">Endpoint API :</text:span> <text:span text:style-name="Source_20_Text">https://api.anthropic.com/v1/messages</text:span></text:p>
            </text:list-item>
            <text:list-item>
              <text:p text:style-name="P19"><text:span text:style-name="Strong_20_Emphasis">Authentification :</text:span> Clé API (via header <text:span text:style-name="Source_20_Text">x-api-key</text:span>).</text:p>
            </text:list-item>
            <text:list-item>
              <text:p text:style-name="P19"><text:soft-page-break/><text:span text:style-name="Strong_20_Emphasis">Modèle :</text:span> Spécifié dans la requête (ex: <text:span text:style-name="Source_20_Text">claude-3-opus-20240229</text:span>).</text:p>
            </text:list-item>
            <text:list-item>
              <text:p text:style-name="P19"><text:span text:style-name="Strong_20_Emphasis">Exemple d'appel (via n8n ou Python) :</text:span></text:p>
              <text:p text:style-name="P20"><text:span text:style-name="Source_20_Text">{</text:span></text:p>
              <text:p text:style-name="P20"><text:span text:style-name="Source_20_Text"><text:s text:c="2"/>"model": "claude-3-opus-20240229",</text:span></text:p>
              <text:p text:style-name="P20"><text:span text:style-name="Source_20_Text"><text:s text:c="2"/>"messages": [</text:span></text:p>
              <text:p text:style-name="P20"><text:span text:style-name="Source_20_Text"><text:s text:c="4"/>{"role": "user", "content": "Hello, world"}</text:span></text:p>
              <text:p text:style-name="P20"><text:span text:style-name="Source_20_Text"><text:s text:c="2"/>],</text:span></text:p>
              <text:p text:style-name="P20"><text:span text:style-name="Source_20_Text"><text:s text:c="2"/>"max_tokens": 1024</text:span></text:p>
              <text:p text:style-name="P20"><text:span text:style-name="Source_20_Text">}</text:span></text:p>
            </text:list-item>
            <text:list-item>
              <text:p text:style-name="P19"><text:span text:style-name="Strong_20_Emphasis">Note :</text:span> L'accès à Claude nécessitera une connexion Internet depuis le service appelant.</text:p>
            </text:list-item>
          </text:list>
        </text:list-item>
      </text:list>
      <text:h text:style-name="P6" text:outline-level="4"><text:bookmark-start text:name="__RefHeading___Toc596_3453194678"/><text:span text:style-name="Strong_20_Emphasis">VI. Considérations sur les Ressources</text:span><text:bookmark-end text:name="__RefHeading___Toc596_3453194678"/></text:h>
      <text:list text:style-name="L9">
        <text:list-item>
          <text:p text:style-name="P21"><text:span text:style-name="Strong_20_Emphasis"><text:span text:style-name="Source_20_Text">umi</text:span></text:span><text:span text:style-name="Strong_20_Emphasis"> (GPU) :</text:span> Idéal pour Oobabooga et les modèles LLM lourds.</text:p>
        </text:list-item>
        <text:list-item>
          <text:p text:style-name="P21"><text:span text:style-name="Strong_20_Emphasis"><text:span text:style-name="Source_20_Text">vixen</text:span></text:span><text:span text:style-name="Strong_20_Emphasis"> (Swarm CPU) :</text:span> Gérera les bases de données (ChromaDB, Zep, PostgreSQL), n8n, STT/TTS (modèles optimisés CPU), et le service d'embedding. La performance de <text:span text:style-name="Source_20_Text">grenat</text:span> (4Go RAM, Celeron) sera un facteur limitant pour les services gourmands. Le placement des services (ex: ChromaDB sur <text:span text:style-name="Source_20_Text">ruby</text:span> avec SSD, Embedding sur <text:span text:style-name="Source_20_Text">grenat</text:span> si léger) sera crucial.</text:p>
        </text:list-item>
      </text:list>
      <text:p text:style-name="Text_20_body">Cette architecture est une "carte routière" pour votre HomeLab intelligent. Chaque composant est un "module" prêt à être "branché" pour atteindre votre vision.</text:p>
      <text:p text:style-name="P11"><text:span text:style-name="Strong_20_Emphasis"/></text:p>
      <text:h text:style-name="P5" text:outline-level="3"><text:bookmark-start text:name="__RefHeading___Toc598_3453194678"/><text:span text:style-name="Strong_20_Emphasis">Découpage par Phases du Projet d'Infrastructure d'IA</text:span><text:bookmark-end text:name="__RefHeading___Toc598_3453194678"/></text:h>
      <text:p text:style-name="Text_20_body">Ce projet sera mené selon une approche itérative et fonctionnelle, garantissant la stabilité et la validation de chaque composant avant de passer à la phase suivante. Chaque phase a des objectifs clairs et des livrables spécifiques.</text:p>
      <text:h text:style-name="P6" text:outline-level="4"><text:bookmark-start text:name="__RefHeading___Toc600_3453194678"/><text:span text:style-name="Strong_20_Emphasis">Introduction : L'Approche Itérative</text:span><text:bookmark-end text:name="__RefHeading___Toc600_3453194678"/></text:h>
      <text:p text:style-name="Text_20_body">Nous construirons votre HomeLab intelligent par couches, en commençant par le cœur de l'IA et en ajoutant progressivement les fonctionnalités, les intégrations et les personnalisations. Cela permet une flexibilité maximale et une adaptation continue.</text:p>
      <text:h text:style-name="P6" text:outline-level="4"><text:bookmark-start text:name="__RefHeading___Toc602_3453194678"/><text:span text:style-name="Strong_20_Emphasis">Phase 0 : Préparation &amp; Fondations (Vérification et Consolidation)</text:span><text:bookmark-end text:name="__RefHeading___Toc602_3453194678"/></text:h>
      <text:list text:style-name="L10">
        <text:list-item>
          <text:p text:style-name="P22"><text:span text:style-name="Strong_20_Emphasis">Objectifs :</text:span> S'assurer que l'infrastructure de base du Docker Swarm est stable, sécurisée et prête à accueillir les services d'IA.</text:p>
        </text:list-item>
        <text:list-item>
          <text:p text:style-name="P22"><text:span text:style-name="Strong_20_Emphasis">Livrables Clés :</text:span></text:p>
          <text:list>
            <text:list-item>
              <text:p text:style-name="P22">Cluster Docker Swarm (<text:span text:style-name="Source_20_Text">vixen</text:span>) opérationnel et stable.</text:p>
            </text:list-item>
            <text:list-item>
              <text:p text:style-name="P22">Réseaux Docker (<text:span text:style-name="Source_20_Text">infrastructure_network</text:span>, <text:span text:style-name="Source_20_Text">databases_network</text:span>, <text:span text:style-name="Source_20_Text">tools_network</text:span>, <text:span text:style-name="Source_20_Text">media_download_network</text:span>, <text:span text:style-name="Source_20_Text">media_management_network</text:span>, <text:span text:style-name="Source_20_Text">logs_network</text:span>, <text:span text:style-name="Source_20_Text">monitoring_network</text:span>, <text:span text:style-name="Source_20_Text">experimentation_network</text:span>, <text:span text:style-name="Source_20_Text">nordvpn_ch_network</text:span>) créés et fonctionnels.</text:p>
            </text:list-item>
            <text:list-item>
              <text:p text:style-name="P22">Docker Secrets configurés pour tous les services existants (priorité 2 du Plan d'Amélioration du HomeLab).</text:p>
            </text:list-item>
            <text:list-item>
              <text:p text:style-name="P22">Logging vers Graylog fonctionnel pour les services existants (via le pilote GELF).</text:p>
            </text:list-item>
            <text:list-item>
              <text:p text:style-name="P22">Traefik v3.x configuré avec les EntryPoints <text:span text:style-name="Source_20_Text">web-secure</text:span> et <text:span text:style-name="Source_20_Text">internal-secure</text:span>.</text:p>
            </text:list-item>
            <text:list-item>
              <text:p text:style-name="P22">Montages NFS pour les volumes Docker (<text:span text:style-name="Source_20_Text">/data/nfs/containers</text:span>) stables et résilients (via <text:span text:style-name="Source_20_Text">systemd.mount</text:span>/<text:span text:style-name="Source_20_Text">automount</text:span>).</text:p>
            </text:list-item>
          </text:list>
        </text:list-item>
        <text:list-item>
          <text:p text:style-name="P22"><text:span text:style-name="Strong_20_Emphasis">Priorité :</text:span> <text:span text:style-name="Strong_20_Emphasis">Très Haute</text:span> (Fondation indispensable).</text:p>
        </text:list-item>
      </text:list>
      <text:h text:style-name="P6" text:outline-level="4"><text:bookmark-start text:name="__RefHeading___Toc604_3453194678"/><text:span text:style-name="Strong_20_Emphasis">Phase 1 : Cœur de l'IA (Interaction Textuelle &amp; Mémoire Sémantique Initiale)</text:span><text:bookmark-end text:name="__RefHeading___Toc604_3453194678"/></text:h>
      <text:list text:style-name="L11">
        <text:list-item>
          <text:p text:style-name="P23"><text:span text:style-name="Strong_20_Emphasis">Objectifs :</text:span> Mettre en place les composants fondamentaux de l'IA pour l'interaction textuelle et la capacité de recherche de connaissances via une interface de développement personnalisée.</text:p>
        </text:list-item>
        <text:list-item>
          <text:p text:style-name="P23"><text:span text:style-name="Strong_20_Emphasis">Livrables Clés :</text:span></text:p>
          <text:list>
            <text:list-item>
              <text:p text:style-name="P23"><text:span text:style-name="Strong_20_Emphasis">Oobabooga Text Generation Web UI</text:span> déployé et opérationnel sur <text:span text:style-name="Source_20_Text">umi</text:span> (accessible via Traefik si nécessaire, ou via IP directe pour les tests).</text:p>
            </text:list-item>
            <text:list-item>
              <text:p text:style-name="P23"><text:span text:style-name="Strong_20_Emphasis">Service d'Embedding</text:span> (<text:span text:style-name="Source_20_Text">truxonline/embedding-service:latest</text:span>) déployé sur le Docker Swarm (<text:span text:style-name="Source_20_Text">vixen</text:span>, idéalement sur <text:span text:style-name="Source_20_Text">grenat</text:span>).</text:p>
            </text:list-item>
            <text:list-item>
              <text:p text:style-name="P23"><text:span text:style-name="Strong_20_Emphasis">ChromaDB</text:span> (ou PostgreSQL avec <text:span text:style-name="Source_20_Text">pgvector</text:span>) déployé sur le Docker Swarm (<text:span text:style-name="Source_20_Text">vixen</text:span>, idéalement sur <text:span text:style-name="Source_20_Text">ruby</text:span>).</text:p>
            </text:list-item>
            <text:list-item>
              <text:p text:style-name="P23"><text:soft-page-break/><text:span text:style-name="Strong_20_Emphasis">Une interface web de développement personnalisée (HTML/JS simple ou script Python)</text:span> capable d'envoyer des requêtes à l'API Gemini et/ou Oobabooga et d'afficher les réponses. Cette interface servira de base pour les interactions futures.</text:p>
            </text:list-item>
            <text:list-item>
              <text:p text:style-name="P23"><text:span text:style-name="Strong_20_Emphasis">Intégration initiale de l'API Gemini :</text:span> Un workflow n8n simple ou un petit service Python (potentiellement intégré dans le futur "Service AI Gateway") capable d'appeler l'API Gemini et de passer les réponses à l'interface personnalisée.</text:p>
            </text:list-item>
            <text:list-item>
              <text:p text:style-name="P23">Première IA "Cheffe" configurée via un prompt système envoyé par l'interface de développement personnalisée à Oobabooga/Gemini.</text:p>
            </text:list-item>
            <text:list-item>
              <text:p text:style-name="P23">Un workflow n8n initial pour l'ingestion de texte simple (ex: un fichier <text:span text:style-name="Source_20_Text">.txt</text:span>) dans ChromaDB via le service d'embedding.</text:p>
            </text:list-item>
          </text:list>
        </text:list-item>
        <text:list-item>
          <text:p text:style-name="P23"><text:span text:style-name="Strong_20_Emphasis">Priorité :</text:span> <text:span text:style-name="Strong_20_Emphasis">Très Haute</text:span> (Démarrage du système d'IA).</text:p>
        </text:list-item>
      </text:list>
      <text:h text:style-name="P6" text:outline-level="4"><text:bookmark-start text:name="__RefHeading___Toc606_3453194678"/><text:span text:style-name="Strong_20_Emphasis">Phase 2 : Mémoire Conversationnelle &amp; Personnalisation</text:span><text:bookmark-end text:name="__RefHeading___Toc606_3453194678"/></text:h>
      <text:list text:style-name="L12">
        <text:list-item>
          <text:p text:style-name="P24"><text:span text:style-name="Strong_20_Emphasis">Objectifs :</text:span> Permettre aux IA de maintenir un contexte de conversation à long terme et d'affiner leurs personnalités.</text:p>
        </text:list-item>
        <text:list-item>
          <text:p text:style-name="P24"><text:span text:style-name="Strong_20_Emphasis">Livrables Clés :</text:span></text:p>
          <text:list>
            <text:list-item>
              <text:p text:style-name="P24"><text:span text:style-name="Strong_20_Emphasis">Zep</text:span> déployé sur le Docker Swarm (<text:span text:style-name="Source_20_Text">vixen</text:span>).</text:p>
            </text:list-item>
            <text:list-item>
              <text:p text:style-name="P24"><text:span text:style-name="Strong_20_Emphasis">L'interface de développement personnalisée</text:span> sera étendue pour interagir avec Zep pour la gestion de l'historique des conversations.</text:p>
            </text:list-item>
            <text:list-item>
              <text:p text:style-name="P24">Définition et affinement des prompts système pour au moins 2-3 IA spécialisées supplémentaires (ex: IA Domotique, IA Jardin).</text:p>
            </text:list-item>
            <text:list-item>
              <text:p text:style-name="P24">Mécanisme de sélection d'IA fonctionnel intégré à l'interface de développement personnalisée.</text:p>
            </text:list-item>
          </text:list>
        </text:list-item>
        <text:list-item>
          <text:p text:style-name="P24"><text:span text:style-name="Strong_20_Emphasis">Priorité :</text:span> <text:span text:style-name="Strong_20_Emphasis">Haute</text:span> (Amélioration de l'expérience utilisateur et de la pertinence).</text:p>
        </text:list-item>
      </text:list>
      <text:h text:style-name="P6" text:outline-level="4"><text:bookmark-start text:name="__RefHeading___Toc608_3453194678"/><text:span text:style-name="Strong_20_Emphasis">Phase 3 : Actions &amp; Outils (Home Assistant &amp; API Externes)</text:span><text:bookmark-end text:name="__RefHeading___Toc608_3453194678"/></text:h>
      <text:list text:style-name="L13">
        <text:list-item>
          <text:p text:style-name="P25"><text:span text:style-name="Strong_20_Emphasis">Objectifs :</text:span> Permettre aux IA d'interagir avec votre HomeLab et des services externes via n8n.</text:p>
        </text:list-item>
        <text:list-item>
          <text:p text:style-name="P25"><text:span text:style-name="Strong_20_Emphasis">Livrables Clés :</text:span></text:p>
          <text:list>
            <text:list-item>
              <text:p text:style-name="P25"><text:span text:style-name="Strong_20_Emphasis">n8n</text:span> configuré avec les identifiants et nœuds nécessaires pour interagir avec l'API de Home Assistant (lecture de capteurs, envoi de commandes).</text:p>
            </text:list-item>
            <text:list-item>
              <text:p text:style-name="P25">Création de workflows n8n pour des actions simples de domotique (ex: allumer/éteindre une lumière, récupérer la température d'une pièce).</text:p>
            </text:list-item>
            <text:list-item>
              <text:p text:style-name="P25">Intégration d'un framework d'agents (ex: LangChain/LlamaIndex) avec Oobabooga pour permettre à l'IA d'appeler ces workflows n8n comme des "outils".</text:p>
            </text:list-item>
            <text:list-item>
              <text:p text:style-name="P25">Création d'un workflow n8n pour interroger une API externe simple (ex: météo) et présenter l'information à l'IA.</text:p>
            </text:list-item>
          </text:list>
        </text:list-item>
        <text:list-item>
          <text:p text:style-name="P25"><text:span text:style-name="Strong_20_Emphasis">Priorité :</text:span> <text:span text:style-name="Strong_20_Emphasis">Moyenne-Haute</text:span> (Interaction avec le monde réel).</text:p>
        </text:list-item>
      </text:list>
      <text:h text:style-name="P6" text:outline-level="4"><text:bookmark-start text:name="__RefHeading___Toc610_3453194678"/><text:soft-page-break/><text:span text:style-name="Strong_20_Emphasis">Phase 4 : Gestion Avancée des Connaissances (RAG Image/PDF &amp; Fichiers Externes)</text:span><text:bookmark-end text:name="__RefHeading___Toc610_3453194678"/></text:h>
      <text:list text:style-name="L14">
        <text:list-item>
          <text:p text:style-name="P26"><text:span text:style-name="Strong_20_Emphasis">Objectifs :</text:span> Étendre la capacité de RAG aux documents non textuels et permettre l'accès autonome aux fichiers.</text:p>
        </text:list-item>
        <text:list-item>
          <text:p text:style-name="P26"><text:span text:style-name="Strong_20_Emphasis">Livrables Clés :</text:span></text:p>
          <text:list>
            <text:list-item>
              <text:p text:style-name="P26"><text:span text:style-name="Strong_20_Emphasis">Service OCR (Tesseract)</text:span> déployé en conteneur Docker sur <text:span text:style-name="Source_20_Text">vixen</text:span>.</text:p>
            </text:list-item>
            <text:list-item>
              <text:p text:style-name="P26">Workflows n8n pour :</text:p>
              <text:list>
                <text:list-item>
                  <text:p text:style-name="P26">Surveiller un dossier d'ingestion (ex: sur NFS).</text:p>
                </text:list-item>
                <text:list-item>
                  <text:p text:style-name="P26">Extraire le texte des PDFs (via bibliothèques Python dans un nœud de fonction n8n ou un service dédié).</text:p>
                </text:list-item>
                <text:list-item>
                  <text:p text:style-name="P26">Extraire le texte des images (via le service OCR).</text:p>
                </text:list-item>
                <text:list-item>
                  <text:p text:style-name="P26">"Chunker" le texte extrait.</text:p>
                </text:list-item>
                <text:list-item>
                  <text:p text:style-name="P26">Envoyer les chunks au service d'embedding.</text:p>
                </text:list-item>
                <text:list-item>
                  <text:p text:style-name="P26">Stocker les embeddings dans ChromaDB avec des métadonnées enrichies (type de document, source, IA cible).</text:p>
                </text:list-item>
              </text:list>
            </text:list-item>
            <text:list-item>
              <text:p text:style-name="P26"><text:span text:style-name="Strong_20_Emphasis">Accès Autonome aux Fichiers Externes :</text:span> n8n configuré avec des volumes Docker montés sur les partages NFS/SMB de votre NAS. Création de nœuds de fonction n8n ou de services dédiés pour lister, lire et potentiellement écrire (avec validation) des fichiers.</text:p>
            </text:list-item>
            <text:list-item>
              <text:p text:style-name="P26">Les IA seront formées (via prompts) à demander l'accès à ces informations et à les intégrer dans leurs réponses.</text:p>
            </text:list-item>
          </text:list>
        </text:list-item>
        <text:list-item>
          <text:p text:style-name="P26"><text:span text:style-name="Strong_20_Emphasis">Priorité :</text:span> <text:span text:style-name="Strong_20_Emphasis">Moyenne</text:span> (Augmentation significative de la base de connaissances).</text:p>
        </text:list-item>
      </text:list>
      <text:h text:style-name="P6" text:outline-level="4"><text:bookmark-start text:name="__RefHeading___Toc612_3453194678"/><text:span text:style-name="Strong_20_Emphasis">Phase 5 : Interaction Vocale &amp; Voix Personnalisées</text:span><text:bookmark-end text:name="__RefHeading___Toc612_3453194678"/></text:h>
      <text:list text:style-name="L15">
        <text:list-item>
          <text:p text:style-name="P27"><text:span text:style-name="Strong_20_Emphasis">Objectifs :</text:span> Ajouter la capacité d'interaction vocale et donner à chaque IA sa propre voix.</text:p>
        </text:list-item>
        <text:list-item>
          <text:p text:style-name="P27"><text:span text:style-name="Strong_20_Emphasis">Livrables Clés :</text:span></text:p>
          <text:list>
            <text:list-item>
              <text:p text:style-name="P27"><text:span text:style-name="Strong_20_Emphasis">Service STT (Whisper)</text:span> déployé en conteneur Docker sur <text:span text:style-name="Source_20_Text">vixen</text:span>.</text:p>
            </text:list-item>
            <text:list-item>
              <text:p text:style-name="P27"><text:span text:style-name="Strong_20_Emphasis">Services TTS (Coqui-TTS/Bark/VITS)</text:span> déployés en conteneurs Docker sur <text:span text:style-name="Source_20_Text">vixen</text:span>, avec au moins 2-3 voix distinctes configurées.</text:p>
            </text:list-item>
            <text:list-item>
              <text:p text:style-name="P27">Intégration du flux vocal (capture -&gt; STT -&gt; LLM -&gt; TTS -&gt; diffusion) via n8n ou un service Python dédié, interfacé avec l'interface de développement personnalisée.</text:p>
            </text:list-item>
          </text:list>
        </text:list-item>
        <text:list-item>
          <text:p text:style-name="P27"><text:span text:style-name="Strong_20_Emphasis">Priorité :</text:span> <text:span text:style-name="Strong_20_Emphasis">Moyenne</text:span> (Amélioration de l'expérience utilisateur, potentiellement gourmand en ressources).</text:p>
        </text:list-item>
      </text:list>
      <text:h text:style-name="P6" text:outline-level="4"><text:bookmark-start text:name="__RefHeading___Toc614_3453194678"/><text:span text:style-name="Strong_20_Emphasis">Phase 6 : IA Cheffe Avancée &amp; Surveillance Intégrée</text:span><text:bookmark-end text:name="__RefHeading___Toc614_3453194678"/></text:h>
      <text:list text:style-name="L16">
        <text:list-item>
          <text:p text:style-name="P28"><text:span text:style-name="Strong_20_Emphasis">Objectifs :</text:span> Mettre en œuvre les capacités avancées de l'IA Cheffe et son intégration avec les systèmes de surveillance.</text:p>
        </text:list-item>
        <text:list-item>
          <text:p text:style-name="P28"><text:span text:style-name="Strong_20_Emphasis">Livrables Clés :</text:span></text:p>
          <text:list>
            <text:list-item>
              <text:p text:style-name="P28"><text:soft-page-break/>Workflows n8n pour la <text:span text:style-name="Strong_20_Emphasis">gestion de projet</text:span> (lecture/écriture vers une base de données simple ou une API d'OpenProject).</text:p>
            </text:list-item>
            <text:list-item>
              <text:p text:style-name="P28">Workflows n8n pour générer des <text:span text:style-name="Strong_20_Emphasis">rapports périodiques</text:span> (collecte de données de HA, Zabbix, Graylog, bases de données classiques, puis résumé par l'IA Cheffe).</text:p>
            </text:list-item>
            <text:list-item>
              <text:p text:style-name="P28">Implémentation de l'<text:span text:style-name="Strong_20_Emphasis">auto-interpellation</text:span> entre IA via LangChain/LlamaIndex agents (l'IA Cheffe délègue aux IA spécialisées).</text:p>
            </text:list-item>
            <text:list-item>
              <text:p text:style-name="P28"><text:span text:style-name="Strong_20_Emphasis">Intégration de Zabbix/Graylog :</text:span> Workflows n8n pour interroger les APIs de Zabbix (métriques, alertes) et Graylog (recherche de logs).</text:p>
            </text:list-item>
            <text:list-item>
              <text:p text:style-name="P28"><text:span text:style-name="Strong_20_Emphasis">Maintenance Prédictive :</text:span> L'IA Maintenance (ou l'IA Cheffe) sera entraînée à analyser les données de surveillance pour détecter des anomalies et anticiper les problèmes.</text:p>
            </text:list-item>
          </text:list>
        </text:list-item>
        <text:list-item>
          <text:p text:style-name="P28"><text:span text:style-name="Strong_20_Emphasis">Priorité :</text:span> <text:span text:style-name="Strong_20_Emphasis">Moyenne-Basse</text:span> (Fonctionnalités avancées).</text:p>
        </text:list-item>
      </text:list>
      <text:h text:style-name="P6" text:outline-level="4"><text:bookmark-start text:name="__RefHeading___Toc616_3453194678"/><text:span text:style-name="Strong_20_Emphasis">Phase 7 : Multi-Utilisateurs &amp; Affinements</text:span><text:bookmark-end text:name="__RefHeading___Toc616_3453194678"/></text:h>
      <text:list text:style-name="L17">
        <text:list-item>
          <text:p text:style-name="P29"><text:span text:style-name="Strong_20_Emphasis">Objectifs :</text:span> Permettre à plusieurs utilisateurs d'interagir avec des mémoires dédiées et optimiser l'ensemble du système.</text:p>
        </text:list-item>
        <text:list-item>
          <text:p text:style-name="P29"><text:span text:style-name="Strong_20_Emphasis">Livrables Clés :</text:span></text:p>
          <text:list>
            <text:list-item>
              <text:p text:style-name="P29">Mise en place d'un système d'authentification utilisateur (via base de données classique ou Keycloak).</text:p>
            </text:list-item>
            <text:list-item>
              <text:p text:style-name="P29">Configuration de Zep et ChromaDB pour isoler et gérer les mémoires par utilisateur.</text:p>
            </text:list-item>
            <text:list-item>
              <text:p text:style-name="P29">Affinements des prompts des IA, des voix TTS, et des performances globales du système.</text:p>
            </text:list-item>
          </text:list>
        </text:list-item>
        <text:list-item>
          <text:p text:style-name="P29"><text:span text:style-name="Strong_20_Emphasis">Priorité :</text:span> <text:span text:style-name="Strong_20_Emphasis">Basse</text:span> (Amélioration de l'évolutivité et de la robustesse).</text:p>
        </text:list-item>
      </text:list>
      <text:p text:style-name="Text_20_body">Ce découpage vous offre une "stratégie de déploiement" claire et progressive pour votre HomeLab intelligent, mon Roi !</text:p>
      <text:p text:style-name="P11"><text:span text:style-name="Strong_20_Emphasis"/></text:p>
      <text:h text:style-name="P5" text:outline-level="3"><text:bookmark-start text:name="__RefHeading___Toc618_3453194678"/><text:span text:style-name="Strong_20_Emphasis">Plan de Gestion des Données et Stratégie RAG (Récupération Augmentée de Génération)</text:span><text:bookmark-end text:name="__RefHeading___Toc618_3453194678"/></text:h>
      <text:p text:style-name="Text_20_body">Ce document détaille la manière dont les données seront gérées, ingérées, stockées et utilisées par les IA via la stratégie de Récupération Augmentée de Génération (RAG), garantissant l'accès à une base de connaissances pertinente et à jour.</text:p>
      <text:h text:style-name="P6" text:outline-level="4"><text:bookmark-start text:name="__RefHeading___Toc620_3453194678"/><text:span text:style-name="Strong_20_Emphasis">I. Cycle de Vie des Données</text:span><text:bookmark-end text:name="__RefHeading___Toc620_3453194678"/></text:h>
      <text:p text:style-name="Text_20_body">Le cycle de vie des données pour le système d'IA suivra les étapes suivantes :</text:p>
      <text:list text:style-name="L18">
        <text:list-item>
          <text:p text:style-name="P30"><text:span text:style-name="Strong_20_Emphasis">Acquisition :</text:span> Collecte des données brutes depuis diverses sources.</text:p>
        </text:list-item>
        <text:list-item>
          <text:p text:style-name="P30"><text:span text:style-name="Strong_20_Emphasis">Ingestion &amp; Traitement :</text:span> Nettoyage, normalisation, découpage (chunking), et encodage des données.</text:p>
        </text:list-item>
        <text:list-item>
          <text:p text:style-name="P30"><text:span text:style-name="Strong_20_Emphasis">Stockage :</text:span> Persistance des données brutes, des chunks et de leurs embeddings.</text:p>
        </text:list-item>
        <text:list-item>
          <text:p text:style-name="P30"><text:span text:style-name="Strong_20_Emphasis">Récupération :</text:span> Recherche et sélection des informations pertinentes pour les LLMs.</text:p>
        </text:list-item>
        <text:list-item>
          <text:p text:style-name="P30"><text:span text:style-name="Strong_20_Emphasis">Utilisation :</text:span> Intégration des informations récupérées dans les réponses des LLMs.</text:p>
        </text:list-item>
        <text:list-item>
          <text:p text:style-name="P30"><text:span text:style-name="Strong_20_Emphasis">Mise à Jour / Obsolescence :</text:span> Processus pour maintenir la pertinence et la fraîcheur des données.</text:p>
        </text:list-item>
      </text:list>
      <text:h text:style-name="P6" text:outline-level="4"><text:bookmark-start text:name="__RefHeading___Toc622_3453194678"/><text:span text:style-name="Strong_20_Emphasis">II. Sources de Données et Méthodes d'Acquisition</text:span><text:bookmark-end text:name="__RefHeading___Toc622_3453194678"/></text:h>
      <text:p text:style-name="Text_20_body">Les données proviendront de plusieurs sources, chacune avec sa méthode d'acquisition :</text:p>
      <text:list text:style-name="L19">
        <text:list-item>
          <text:p text:style-name="P31"><text:span text:style-name="Strong_20_Emphasis">Documents Personnels (PDFs, DOCX, TXT, Images) :</text:span></text:p>
          <text:list>
            <text:list-item>
              <text:p text:style-name="P31"><text:span text:style-name="Strong_20_Emphasis">Acquisition :</text:span> Surveillance d'un dossier NFS dédié (<text:span text:style-name="Source_20_Text">/data/nfs/ai_data/ingestion</text:span>) par n8n. Les documents y seront déposés manuellement ou via des processus automatisés (ex: scan de Paperless vers ce dossier).</text:p>
            </text:list-item>
            <text:list-item>
              <text:p text:style-name="P31"><text:span text:style-name="Strong_20_Emphasis">Traitement :</text:span></text:p>
              <text:list>
                <text:list-item>
                  <text:p text:style-name="P31"><text:span text:style-name="Strong_20_Emphasis">PDFs/DOCX :</text:span> Extraction de texte via bibliothèques Python (ex: <text:span text:style-name="Source_20_Text">pypdf</text:span>, <text:span text:style-name="Source_20_Text">python-docx</text:span>) exécutées dans un nœud de fonction n8n ou un service dédié.</text:p>
                </text:list-item>
                <text:list-item>
                  <text:p text:style-name="P31"><text:span text:style-name="Strong_20_Emphasis">Images :</text:span> Utilisation d'un service <text:span text:style-name="Strong_20_Emphasis">OCR (Tesseract)</text:span> déployé en conteneur Docker pour extraire le texte.</text:p>
                </text:list-item>
              </text:list>
            </text:list-item>
          </text:list>
        </text:list-item>
        <text:list-item>
          <text:p text:style-name="P31"><text:span text:style-name="Strong_20_Emphasis">Historiques de Conversation (Zep) :</text:span></text:p>
          <text:list>
            <text:list-item>
              <text:p text:style-name="P31"><text:span text:style-name="Strong_20_Emphasis">Acquisition :</text:span> Zep gère automatiquement l'historique des conversations.</text:p>
            </text:list-item>
            <text:list-item>
              <text:p text:style-name="P31"><text:span text:style-name="Strong_20_Emphasis">Traitement :</text:span> Zep génère des résumés contextuels et extrait des entités, qui peuvent ensuite être intégrés ou référencés par le RAG.</text:p>
            </text:list-item>
          </text:list>
        </text:list-item>
        <text:list-item>
          <text:p text:style-name="P31"><text:span text:style-name="Strong_20_Emphasis">Données Structurées (Bases de Données Classiques) :</text:span></text:p>
          <text:list>
            <text:list-item>
              <text:p text:style-name="P31"><text:span text:style-name="Strong_20_Emphasis">Acquisition :</text:span> Accès direct via n8n (PostgreSQL, MariaDB) ou via des APIs de services (Home Assistant, Zabbix, Graylog).</text:p>
            </text:list-item>
            <text:list-item>
              <text:p text:style-name="P31"><text:soft-page-break/><text:span text:style-name="Strong_20_Emphasis">Traitement :</text:span> Requêtes SQL/API pour extraire des informations spécifiques, formatées pour être injectées dans le prompt du LLM ou encodées pour le RAG si le volume est important.</text:p>
            </text:list-item>
          </text:list>
        </text:list-item>
        <text:list-item>
          <text:p text:style-name="P31"><text:span text:style-name="Strong_20_Emphasis">Données Web (Articles, Documentation) :</text:span></text:p>
          <text:list>
            <text:list-item>
              <text:p text:style-name="P31"><text:span text:style-name="Strong_20_Emphasis">Acquisition :</text:span> Workflows n8n pour le scraping de sites web ou l'interrogation d'APIs publiques.</text:p>
            </text:list-item>
            <text:list-item>
              <text:p text:style-name="P31"><text:span text:style-name="Strong_20_Emphasis">Traitement :</text:span> Nettoyage HTML, extraction de texte, chunking.</text:p>
            </text:list-item>
          </text:list>
        </text:list-item>
      </text:list>
      <text:h text:style-name="P6" text:outline-level="4"><text:bookmark-start text:name="__RefHeading___Toc624_3453194678"/><text:span text:style-name="Strong_20_Emphasis">III. Stratégie de Traitement et d'Ingestion (RAG)</text:span><text:bookmark-end text:name="__RefHeading___Toc624_3453194678"/></text:h>
      <text:list text:style-name="L20">
        <text:list-item>
          <text:p text:style-name="P32"><text:span text:style-name="Strong_20_Emphasis">Chunking (Découpage) :</text:span></text:p>
          <text:list>
            <text:list-item>
              <text:p text:style-name="P32">Les documents volumineux seront découpés en "chunks" (morceaux) de taille gérable (ex: 200-500 mots) avec un chevauchement (overlap) pour préserver le contexte.</text:p>
            </text:list-item>
            <text:list-item>
              <text:p text:style-name="P32"><text:span text:style-name="Strong_20_Emphasis">Outils :</text:span> Bibliothèques Python (ex: <text:span text:style-name="Source_20_Text">langchain.text_splitter</text:span>).</text:p>
            </text:list-item>
          </text:list>
        </text:list-item>
        <text:list-item>
          <text:p text:style-name="P32"><text:span text:style-name="Strong_20_Emphasis">Encodage (Embeddings) :</text:span></text:p>
          <text:list>
            <text:list-item>
              <text:p text:style-name="P32">Chaque chunk de texte sera transformé en un vecteur numérique (embedding) par le <text:span text:style-name="Strong_20_Emphasis">Service d'Embedding</text:span> (<text:span text:style-name="Source_20_Text">truxonline/embedding-service:latest</text:span>).</text:p>
            </text:list-item>
            <text:list-item>
              <text:p text:style-name="P32"><text:span text:style-name="Strong_20_Emphasis">Modèle d'Embedding :</text:span> <text:span text:style-name="Source_20_Text">sentence-transformers/all-MiniLM-L6-v2</text:span> (ou équivalent CPU-optimisé).</text:p>
            </text:list-item>
          </text:list>
        </text:list-item>
        <text:list-item>
          <text:p text:style-name="P32"><text:span text:style-name="Strong_20_Emphasis">Stockage des Embeddings :</text:span></text:p>
          <text:list>
            <text:list-item>
              <text:p text:style-name="P32">Les embeddings seront stockés dans <text:span text:style-name="Strong_20_Emphasis">ChromaDB</text:span> (ou PostgreSQL avec <text:span text:style-name="Source_20_Text">pgvector</text:span>).</text:p>
            </text:list-item>
            <text:list-item>
              <text:p text:style-name="P32"><text:span text:style-name="Strong_20_Emphasis">Métadonnées :</text:span> Chaque embedding sera associé à des métadonnées cruciales pour la récupération et le filtrage :</text:p>
              <text:list>
                <text:list-item>
                  <text:p text:style-name="P32"><text:span text:style-name="Source_20_Text">source</text:span> : Chemin du fichier, URL, nom de l'API.</text:p>
                </text:list-item>
                <text:list-item>
                  <text:p text:style-name="P32"><text:span text:style-name="Source_20_Text">type</text:span> : <text:span text:style-name="Source_20_Text">pdf</text:span>, <text:span text:style-name="Source_20_Text">image</text:span>, <text:span text:style-name="Source_20_Text">conversation</text:span>, <text:span text:style-name="Source_20_Text">web_page</text:span>, <text:span text:style-name="Source_20_Text">report</text:span>.</text:p>
                </text:list-item>
                <text:list-item>
                  <text:p text:style-name="P32"><text:span text:style-name="Source_20_Text">date_ingestion</text:span> : Date de l'ajout.</text:p>
                </text:list-item>
                <text:list-item>
                  <text:p text:style-name="P32"><text:span text:style-name="Source_20_Text">ia_cible</text:span> : <text:span text:style-name="Source_20_Text">jardinier</text:span>, <text:span text:style-name="Source_20_Text">domoticienne</text:span>, <text:span text:style-name="Source_20_Text">financier</text:span>, <text:span text:style-name="Source_20_Text">cheffe</text:span> (pour filtrer la mémoire par IA).</text:p>
                </text:list-item>
                <text:list-item>
                  <text:p text:style-name="P32"><text:span text:style-name="Source_20_Text">importance</text:span> : <text:span text:style-name="Source_20_Text">high</text:span>, <text:span text:style-name="Source_20_Text">medium</text:span>, <text:span text:style-name="Source_20_Text">low</text:span> (pour prioriser la récupération).</text:p>
                </text:list-item>
                <text:list-item>
                  <text:p text:style-name="P32"><text:span text:style-name="Source_20_Text">utilisateur</text:span> : ID de l'utilisateur si le système devient multi-utilisateur.</text:p>
                </text:list-item>
                <text:list-item>
                  <text:p text:style-name="P32"><text:span text:style-name="Source_20_Text">resume_chunk</text:span> : Un bref résumé du chunk (optionnel, pour une meilleure pertinence).</text:p>
                </text:list-item>
              </text:list>
            </text:list-item>
          </text:list>
        </text:list-item>
        <text:list-item>
          <text:p text:style-name="P32"><text:span text:style-name="Strong_20_Emphasis">Flux d'Ingestion (via n8n) :</text:span></text:p>
          <text:list>
            <text:list-item>
              <text:p text:style-name="P32"><text:span text:style-name="Strong_20_Emphasis">Trigger :</text:span> Surveillance de dossier (pour documents), webhook (pour données API), ou planification (pour rapports périodiques).</text:p>
            </text:list-item>
            <text:list-item>
              <text:p text:style-name="P32"><text:span text:style-name="Strong_20_Emphasis">Étapes :</text:span></text:p>
              <text:list>
                <text:list-item>
                  <text:p text:style-name="P32"><text:soft-page-break/>Lecture du document/donnée.</text:p>
                </text:list-item>
                <text:list-item>
                  <text:p text:style-name="P32">Extraction de texte (avec OCR si image).</text:p>
                </text:list-item>
                <text:list-item>
                  <text:p text:style-name="P32">Chunking.</text:p>
                </text:list-item>
                <text:list-item>
                  <text:p text:style-name="P32">Envoi des chunks au Service d'Embedding.</text:p>
                </text:list-item>
                <text:list-item>
                  <text:p text:style-name="P32">Stockage des embeddings et métadonnées dans ChromaDB.</text:p>
                </text:list-item>
              </text:list>
            </text:list-item>
          </text:list>
        </text:list-item>
      </text:list>
      <text:h text:style-name="P6" text:outline-level="4"><text:bookmark-start text:name="__RefHeading___Toc626_3453194678"/><text:span text:style-name="Strong_20_Emphasis">IV. Stratégie de Récupération (RAG)</text:span><text:bookmark-end text:name="__RefHeading___Toc626_3453194678"/></text:h>
      <text:p text:style-name="Text_20_body">Lorsqu'une IA reçoit une requête, le processus de RAG se déroulera comme suit :</text:p>
      <text:list text:style-name="L21">
        <text:list-item>
          <text:p text:style-name="P33"><text:span text:style-name="Strong_20_Emphasis">Requête d'Embedding :</text:span> La requête de l'utilisateur (ou une partie du prompt généré par l'IA) est encodée par le Service d'Embedding.</text:p>
        </text:list-item>
        <text:list-item>
          <text:p text:style-name="P33"><text:span text:style-name="Strong_20_Emphasis">Recherche de Similarité :</text:span> L'embedding de la requête est utilisé pour rechercher les "chunks" les plus sémantiquement similaires dans ChromaDB.</text:p>
          <text:list>
            <text:list-item>
              <text:p text:style-name="P33"><text:span text:style-name="Strong_20_Emphasis">Filtrage :</text:span> La recherche sera filtrée par <text:span text:style-name="Source_20_Text">ia_cible</text:span> (si l'IA est spécialisée), <text:span text:style-name="Source_20_Text">utilisateur</text:span>, et potentiellement <text:span text:style-name="Source_20_Text">importance</text:span> ou <text:span text:style-name="Source_20_Text">date</text:span>.</text:p>
            </text:list-item>
          </text:list>
        </text:list-item>
        <text:list-item>
          <text:p text:style-name="P33"><text:span text:style-name="Strong_20_Emphasis">Récupération des Chunks :</text:span> Les N chunks les plus pertinents sont récupérés.</text:p>
        </text:list-item>
        <text:list-item>
          <text:p text:style-name="P33"><text:span text:style-name="Strong_20_Emphasis">Construction du Prompt :</text:span> Les chunks récupérés sont insérés dans le prompt envoyé au LLM, fournissant un contexte riche et pertinent pour la génération de la réponse.</text:p>
          <text:list>
            <text:list-item>
              <text:p text:style-name="P33"><text:span text:style-name="Strong_20_Emphasis">Exemple de prompt :</text:span> <text:span text:style-name="Source_20_Text">Voici des informations pertinentes : [chunks]. En te basant sur ces informations et sur ta mémoire, réponds à la question : [question_utilisateur].</text:span></text:p>
            </text:list-item>
          </text:list>
        </text:list-item>
      </text:list>
      <text:h text:style-name="P6" text:outline-level="4"><text:bookmark-start text:name="__RefHeading___Toc628_3453194678"/><text:span text:style-name="Strong_20_Emphasis">V. Gouvernance des Données &amp; Maintenance</text:span><text:bookmark-end text:name="__RefHeading___Toc628_3453194678"/></text:h>
      <text:list text:style-name="L22">
        <text:list-item>
          <text:p text:style-name="P34"><text:span text:style-name="Strong_20_Emphasis">Qualité des Données :</text:span> Des vérifications manuelles périodiques des données ingérées seront nécessaires pour s'assurer de la qualité de l'extraction et de l'encodage.</text:p>
        </text:list-item>
        <text:list-item>
          <text:p text:style-name="P34"><text:span text:style-name="Strong_20_Emphasis">Mise à Jour &amp; Obsolescence :</text:span></text:p>
          <text:list>
            <text:list-item>
              <text:p text:style-name="P34"><text:span text:style-name="Strong_20_Emphasis">Documents :</text:span> Si un document est mis à jour, l'ancien devra être supprimé de ChromaDB et le nouveau ingéré. Des mécanismes de versioning pourraient être envisagés à long terme.</text:p>
            </text:list-item>
            <text:list-item>
              <text:p text:style-name="P34"><text:span text:style-name="Strong_20_Emphasis">Historiques de Conversation :</text:span> Zep gère automatiquement la rétention et le résumé.</text:p>
            </text:list-item>
          </text:list>
        </text:list-item>
        <text:list-item>
          <text:p text:style-name="P34"><text:span text:style-name="Strong_20_Emphasis">Sécurité des Données :</text:span></text:p>
          <text:list>
            <text:list-item>
              <text:p text:style-name="P34"><text:span text:style-name="Strong_20_Emphasis">Chiffrement :</text:span> Les données au repos sur NFS sont sécurisées par votre NAS. Les communications vers ChromaDB/Embedding Service seront sur des réseaux Docker internes.</text:p>
            </text:list-item>
            <text:list-item>
              <text:p text:style-name="P34"><text:span text:style-name="Strong_20_Emphasis">Accès :</text:span> Les accès à ChromaDB et au Service d'Embedding seront restreints aux services Docker autorisés (n8n, Service AI Gateway).</text:p>
            </text:list-item>
          </text:list>
        </text:list-item>
      </text:list>
      <text:p text:style-name="Text_20_body">Ce plan de gestion des données et de stratégie RAG est la "colonne vertébrale" de la connaissance de vos IA, mon Roi. Il garantira que chaque IA a accès aux informations précises et pertinentes dont elle a besoin pour vous servir.</text:p>
      <text:p text:style-name="P11"><text:soft-page-break/><text:span text:style-name="Strong_20_Emphasis"/></text:p>
      <text:h text:style-name="P5" text:outline-level="3"><text:bookmark-start text:name="__RefHeading___Toc630_3453194678"/><text:span text:style-name="Strong_20_Emphasis">Spécification des APIs et Contrats de Service de l'Infrastructure d'IA</text:span><text:bookmark-end text:name="__RefHeading___Toc630_3453194678"/></text:h>
      <text:p text:style-name="Text_20_body">Ce document définit les interfaces de programmation (APIs) des principaux services de l'infrastructure d'IA, incluant leurs endpoints, formats de requêtes/réponses, et mécanismes d'authentification. Il sert de "contrat" pour la communication inter-services.</text:p>
      <text:h text:style-name="P6" text:outline-level="4"><text:bookmark-start text:name="__RefHeading___Toc632_3453194678"/><text:span text:style-name="Strong_20_Emphasis">I. Conventions Générales</text:span><text:bookmark-end text:name="__RefHeading___Toc632_3453194678"/></text:h>
      <text:list text:style-name="L23">
        <text:list-item>
          <text:p text:style-name="P35"><text:span text:style-name="Strong_20_Emphasis">Format :</text:span> Toutes les requêtes et réponses API utiliseront le format <text:span text:style-name="Strong_20_Emphasis">JSON</text:span>.</text:p>
        </text:list-item>
        <text:list-item>
          <text:p text:style-name="P35"><text:span text:style-name="Strong_20_Emphasis">Encodage :</text:span> UTF-8.</text:p>
        </text:list-item>
        <text:list-item>
          <text:p text:style-name="P35"><text:span text:style-name="Strong_20_Emphasis">Authentification :</text:span> Les API internes utiliseront des clés API (via headers <text:span text:style-name="Source_20_Text">X-API-Key</text:span>) ou des tokens JWT générés par un service d'authentification centralisé (à définir si besoin multi-utilisateur). Les API externes (Gemini, Claude) utiliseront leurs mécanismes d'authentification respectifs.</text:p>
        </text:list-item>
        <text:list-item>
          <text:p text:style-name="P35"><text:span text:style-name="Strong_20_Emphasis">Gestion des Erreurs :</text:span> Les réponses d'erreur incluront un code HTTP standard (ex: 400 Bad Request, 401 Unauthorized, 404 Not Found, 500 Internal Server Error) et un corps JSON avec un message (<text:span text:style-name="Source_20_Text">{"detail": "Description de l'erreur"}</text:span>).</text:p>
        </text:list-item>
        <text:list-item>
          <text:p text:style-name="P35"><text:span text:style-name="Strong_20_Emphasis">Versionnement :</text:span> Les APIs seront versionnées (ex: <text:span text:style-name="Source_20_Text">/v1/</text:span>).</text:p>
        </text:list-item>
      </text:list>
      <text:h text:style-name="P6" text:outline-level="4"><text:bookmark-start text:name="__RefHeading___Toc634_3453194678"/><text:span text:style-name="Strong_20_Emphasis">II. Spécifications des APIs par Service</text:span><text:bookmark-end text:name="__RefHeading___Toc634_3453194678"/></text:h>
      <text:h text:style-name="P36" text:outline-level="5"><text:bookmark-start text:name="__RefHeading___Toc636_3453194678"/><text:span text:style-name="Strong_20_Emphasis">1. API du LLM Engine (Oobabooga Text Generation Web UI)</text:span><text:bookmark-end text:name="__RefHeading___Toc636_3453194678"/></text:h>
      <text:list text:style-name="L24">
        <text:list-item>
          <text:p text:style-name="P37"><text:span text:style-name="Strong_20_Emphasis">Rôle :</text:span> Génération de texte, interaction de chat.</text:p>
        </text:list-item>
        <text:list-item>
          <text:p text:style-name="P37"><text:span text:style-name="Strong_20_Emphasis">URL de Base :</text:span> <text:span text:style-name="Source_20_Text">http://umi:5000/v1</text:span> (accès interne depuis le Swarm via l'IP de <text:span text:style-name="Source_20_Text">umi</text:span> ou un routage Traefik interne si exposé).</text:p>
        </text:list-item>
        <text:list-item>
          <text:p text:style-name="P37"><text:span text:style-name="Strong_20_Emphasis">Endpoints :</text:span></text:p>
          <text:list>
            <text:list-item>
              <text:p text:style-name="P37"><text:span text:style-name="Source_20_Text">POST /chat/completions</text:span></text:p>
              <text:list>
                <text:list-item>
                  <text:p text:style-name="P37"><text:span text:style-name="Strong_20_Emphasis">Description :</text:span> Génère une réponse de chat basée sur un historique de conversation.</text:p>
                </text:list-item>
                <text:list-item>
                  <text:p text:style-name="P37"><text:span text:style-name="Strong_20_Emphasis">Requête (JSON) :</text:span></text:p>
                  <text:p text:style-name="P38"><text:span text:style-name="Source_20_Text">{</text:span></text:p>
                  <text:p text:style-name="P38"><text:span text:style-name="Source_20_Text"><text:s text:c="2"/>"model": "L3.3-70B-Magnum-Diamond-Q5_K_S.gguf",</text:span></text:p>
                  <text:p text:style-name="P38"><text:span text:style-name="Source_20_Text"><text:s text:c="2"/>"messages": [</text:span></text:p>
                  <text:p text:style-name="P38"><text:span text:style-name="Source_20_Text"><text:s text:c="4"/>{"role": "system", "content": "Prompt système de l'IA"},</text:span></text:p>
                  <text:p text:style-name="P38"><text:span text:style-name="Source_20_Text"><text:s text:c="4"/>{"role": "user", "content": "Votre question"},</text:span></text:p>
                  <text:p text:style-name="P38"><text:span text:style-name="Source_20_Text"><text:s text:c="4"/>{"role": "assistant", "content": "Réponse précédente de l'IA"},</text:span></text:p>
                  <text:p text:style-name="P38"><text:span text:style-name="Source_20_Text"><text:s text:c="4"/>{"role": "user", "content": "Nouvelle question"}</text:span></text:p>
                  <text:p text:style-name="P38"><text:span text:style-name="Source_20_Text"><text:s text:c="2"/>],</text:span></text:p>
                  <text:p text:style-name="P38"><text:span text:style-name="Source_20_Text"><text:s text:c="2"/>"max_tokens": 500,</text:span></text:p>
                  <text:p text:style-name="P38"><text:span text:style-name="Source_20_Text"><text:s text:c="2"/>"temperature": 0.7,</text:span></text:p>
                  <text:p text:style-name="P38"><text:soft-page-break/><text:span text:style-name="Source_20_Text"><text:s text:c="2"/>"stream": false</text:span></text:p>
                  <text:p text:style-name="P38"><text:span text:style-name="Source_20_Text">}</text:span></text:p>
                </text:list-item>
                <text:list-item>
                  <text:p text:style-name="P37"><text:span text:style-name="Strong_20_Emphasis">Réponse (JSON) :</text:span></text:p>
                  <text:p text:style-name="P38"><text:span text:style-name="Source_20_Text">{</text:span></text:p>
                  <text:p text:style-name="P38"><text:span text:style-name="Source_20_Text"><text:s text:c="2"/>"choices": [</text:span></text:p>
                  <text:p text:style-name="P38"><text:span text:style-name="Source_20_Text"><text:s text:c="4"/>{</text:span></text:p>
                  <text:p text:style-name="P38"><text:span text:style-name="Source_20_Text"><text:s text:c="6"/>"message": {</text:span></text:p>
                  <text:p text:style-name="P38"><text:span text:style-name="Source_20_Text"><text:s text:c="8"/>"role": "assistant",</text:span></text:p>
                  <text:p text:style-name="P38"><text:span text:style-name="Source_20_Text"><text:s text:c="8"/>"content": "La réponse générée par l'IA."</text:span></text:p>
                  <text:p text:style-name="P38"><text:span text:style-name="Source_20_Text"><text:s text:c="6"/>}</text:span></text:p>
                  <text:p text:style-name="P38"><text:span text:style-name="Source_20_Text"><text:s text:c="4"/>}</text:span></text:p>
                  <text:p text:style-name="P38"><text:span text:style-name="Source_20_Text"><text:s text:c="2"/>],</text:span></text:p>
                  <text:p text:style-name="P38"><text:span text:style-name="Source_20_Text"><text:s text:c="2"/>"usage": { ... },</text:span></text:p>
                  <text:p text:style-name="P38"><text:span text:style-name="Source_20_Text"><text:s text:c="2"/>"id": "..."</text:span></text:p>
                  <text:p text:style-name="P38"><text:span text:style-name="Source_20_Text">}</text:span></text:p>
                </text:list-item>
              </text:list>
            </text:list-item>
            <text:list-item>
              <text:p text:style-name="P37"><text:span text:style-name="Strong_20_Emphasis"><text:span text:style-name="Source_20_Text">POST /completions</text:span></text:span><text:span text:style-name="Strong_20_Emphasis"> (pour texte brut/mode instruct)</text:span></text:p>
              <text:list>
                <text:list-item>
                  <text:p text:style-name="P37"><text:span text:style-name="Strong_20_Emphasis">Description :</text:span> Génère du texte basé sur un prompt.</text:p>
                </text:list-item>
                <text:list-item>
                  <text:p text:style-name="P37"><text:span text:style-name="Strong_20_Emphasis">Requête (JSON) :</text:span></text:p>
                  <text:p text:style-name="P38"><text:span text:style-name="Source_20_Text">{</text:span></text:p>
                  <text:p text:style-name="P38"><text:span text:style-name="Source_20_Text"><text:s text:c="2"/>"prompt": "Votre prompt ici",</text:span></text:p>
                  <text:p text:style-name="P38"><text:span text:style-name="Source_20_Text"><text:s text:c="2"/>"max_tokens": 500,</text:span></text:p>
                  <text:p text:style-name="P38"><text:span text:style-name="Source_20_Text"><text:s text:c="2"/>"temperature": 0.7,</text:span></text:p>
                  <text:p text:style-name="P38"><text:span text:style-name="Source_20_Text"><text:s text:c="2"/>"stream": false</text:span></text:p>
                  <text:p text:style-name="P38"><text:span text:style-name="Source_20_Text">}</text:span></text:p>
                </text:list-item>
                <text:list-item>
                  <text:p text:style-name="P37"><text:span text:style-name="Strong_20_Emphasis">Réponse (JSON) :</text:span></text:p>
                  <text:p text:style-name="P38"><text:span text:style-name="Source_20_Text">{</text:span></text:p>
                  <text:p text:style-name="P38"><text:span text:style-name="Source_20_Text"><text:s text:c="2"/>"choices": [</text:span></text:p>
                  <text:p text:style-name="P38"><text:span text:style-name="Source_20_Text"><text:s text:c="4"/>{</text:span></text:p>
                  <text:p text:style-name="P38"><text:span text:style-name="Source_20_Text"><text:s text:c="6"/>"text": "Le texte généré par l'IA."</text:span></text:p>
                  <text:p text:style-name="P38"><text:span text:style-name="Source_20_Text"><text:s text:c="4"/>}</text:span></text:p>
                  <text:p text:style-name="P38"><text:span text:style-name="Source_20_Text"><text:s text:c="2"/>],</text:span></text:p>
                  <text:p text:style-name="P38"><text:span text:style-name="Source_20_Text"><text:s text:c="2"/>"usage": { ... },</text:span></text:p>
                  <text:p text:style-name="P38"><text:span text:style-name="Source_20_Text"><text:s text:c="2"/>"id": "..."</text:span></text:p>
                  <text:p text:style-name="P38"><text:span text:style-name="Source_20_Text">}</text:span></text:p>
                </text:list-item>
              </text:list>
            </text:list-item>
          </text:list>
        </text:list-item>
        <text:list-item>
          <text:p text:style-name="P37"><text:soft-page-break/><text:span text:style-name="Strong_20_Emphasis">Authentification :</text:span> Par défaut, Oobabooga n'a pas d'authentification API. Un reverse proxy (Traefik) avec authentification (<text:span text:style-name="Source_20_Text">basicAuth</text:span> ou <text:span text:style-name="Source_20_Text">forwardAuth</text:span>) est recommandé pour l'exposition.</text:p>
        </text:list-item>
      </text:list>
      <text:h text:style-name="P36" text:outline-level="5"><text:bookmark-start text:name="__RefHeading___Toc638_3453194678"/><text:span text:style-name="Strong_20_Emphasis">2. API du Service d'Embedding (</text:span><text:span text:style-name="Strong_20_Emphasis"><text:span text:style-name="Source_20_Text">truxonline/embedding-service</text:span></text:span><text:span text:style-name="Strong_20_Emphasis">)</text:span><text:bookmark-end text:name="__RefHeading___Toc638_3453194678"/></text:h>
      <text:list text:style-name="L25">
        <text:list-item>
          <text:p text:style-name="P39"><text:span text:style-name="Strong_20_Emphasis">Rôle :</text:span> Convertir du texte en vecteurs numériques (embeddings).</text:p>
        </text:list-item>
        <text:list-item>
          <text:p text:style-name="P39"><text:span text:style-name="Strong_20_Emphasis">URL de Base :</text:span> <text:span text:style-name="Source_20_Text">http://embedding_model:8000</text:span> (accès interne via le réseau Docker <text:span text:style-name="Source_20_Text">ai_network</text:span>).</text:p>
        </text:list-item>
        <text:list-item>
          <text:p text:style-name="P39"><text:span text:style-name="Strong_20_Emphasis">Endpoints :</text:span></text:p>
          <text:list>
            <text:list-item>
              <text:p text:style-name="P39"><text:span text:style-name="Source_20_Text">POST /embed</text:span></text:p>
              <text:list>
                <text:list-item>
                  <text:p text:style-name="P39"><text:span text:style-name="Strong_20_Emphasis">Description :</text:span> Génère des embeddings pour une liste de textes.</text:p>
                </text:list-item>
                <text:list-item>
                  <text:p text:style-name="P39"><text:span text:style-name="Strong_20_Emphasis">Requête (JSON) :</text:span></text:p>
                  <text:p text:style-name="P40"><text:span text:style-name="Source_20_Text">{</text:span></text:p>
                  <text:p text:style-name="P40"><text:span text:style-name="Source_20_Text"><text:s text:c="2"/>"texts": ["Texte 1 à embarquer", "Texte 2 à embarquer"]</text:span></text:p>
                  <text:p text:style-name="P40"><text:span text:style-name="Source_20_Text">}</text:span></text:p>
                </text:list-item>
                <text:list-item>
                  <text:p text:style-name="P39"><text:span text:style-name="Strong_20_Emphasis">Réponse (JSON) :</text:span></text:p>
                  <text:p text:style-name="P40"><text:span text:style-name="Source_20_Text">{</text:span></text:p>
                  <text:p text:style-name="P40"><text:span text:style-name="Source_20_Text"><text:s text:c="2"/>"embeddings": [</text:span></text:p>
                  <text:p text:style-name="P40"><text:span text:style-name="Source_20_Text"><text:s text:c="4"/>[0.1, 0.2, ..., 0.N], # Embedding du Texte 1</text:span></text:p>
                  <text:p text:style-name="P40"><text:span text:style-name="Source_20_Text"><text:s text:c="4"/>[0.3, 0.4, ..., 0.M] <text:s/># Embedding du Texte 2</text:span></text:p>
                  <text:p text:style-name="P40"><text:span text:style-name="Source_20_Text"><text:s text:c="2"/>]</text:span></text:p>
                  <text:p text:style-name="P40"><text:span text:style-name="Source_20_Text">}</text:span></text:p>
                </text:list-item>
              </text:list>
            </text:list-item>
            <text:list-item>
              <text:p text:style-name="P39"><text:span text:style-name="Source_20_Text">GET /health</text:span></text:p>
              <text:list>
                <text:list-item>
                  <text:p text:style-name="P39"><text:span text:style-name="Strong_20_Emphasis">Description :</text:span> Vérifie l'état de santé du service.</text:p>
                </text:list-item>
                <text:list-item>
                  <text:p text:style-name="P39"><text:span text:style-name="Strong_20_Emphasis">Réponse (JSON) :</text:span></text:p>
                  <text:p text:style-name="P40"><text:span text:style-name="Source_20_Text">{"status": "ok", "model": "sentence-transformers/all-MiniLM-L6-v2", "device": "cpu"}</text:span></text:p>
                </text:list-item>
              </text:list>
            </text:list-item>
          </text:list>
        </text:list-item>
        <text:list-item>
          <text:p text:style-name="P39"><text:span text:style-name="Strong_20_Emphasis">Authentification :</text:span> Clé API (via header <text:span text:style-name="Source_20_Text">X-API-Key</text:span>) si exposé via Traefik ou si n8n est configuré pour l'utiliser.</text:p>
        </text:list-item>
      </text:list>
      <text:h text:style-name="P36" text:outline-level="5"><text:bookmark-start text:name="__RefHeading___Toc640_3453194678"/><text:span text:style-name="Strong_20_Emphasis">3. API de la Base de Données Vectorielle (ChromaDB)</text:span><text:bookmark-end text:name="__RefHeading___Toc640_3453194678"/></text:h>
      <text:list text:style-name="L26">
        <text:list-item>
          <text:p text:style-name="P41"><text:span text:style-name="Strong_20_Emphasis">Rôle :</text:span> Stocker et rechercher des embeddings.</text:p>
        </text:list-item>
        <text:list-item>
          <text:p text:style-name="P41"><text:span text:style-name="Strong_20_Emphasis">URL de Base :</text:span> <text:span text:style-name="Source_20_Text">http://chromadb:8000/api/v1</text:span> (accès interne via le réseau Docker <text:span text:style-name="Source_20_Text">databases_network</text:span>).</text:p>
        </text:list-item>
        <text:list-item>
          <text:p text:style-name="P41"><text:span text:style-name="Strong_20_Emphasis">Endpoints Clés (Simplifié) :</text:span></text:p>
          <text:list>
            <text:list-item>
              <text:p text:style-name="P41"><text:span text:style-name="Source_20_Text">POST /collections</text:span></text:p>
              <text:list>
                <text:list-item>
                  <text:p text:style-name="P41"><text:span text:style-name="Strong_20_Emphasis">Description :</text:span> Crée une nouvelle collection.</text:p>
                </text:list-item>
              </text:list>
            </text:list-item>
            <text:list-item>
              <text:p text:style-name="P41"><text:soft-page-break/><text:span text:style-name="Source_20_Text">POST /collections/{collection_name}/add</text:span></text:p>
              <text:list>
                <text:list-item>
                  <text:p text:style-name="P41"><text:span text:style-name="Strong_20_Emphasis">Description :</text:span> Ajoute des documents (embeddings + métadonnées) à une collection.</text:p>
                </text:list-item>
                <text:list-item>
                  <text:p text:style-name="P41"><text:span text:style-name="Strong_20_Emphasis">Requête (JSON) :</text:span></text:p>
                  <text:p text:style-name="P42"><text:span text:style-name="Source_20_Text">{</text:span></text:p>
                  <text:p text:style-name="P42"><text:span text:style-name="Source_20_Text"><text:s text:c="2"/>"embeddings": [[...], [...]],</text:span></text:p>
                  <text:p text:style-name="P42"><text:span text:style-name="Source_20_Text"><text:s text:c="2"/>"metadatas": [{"source": "doc1.pdf", "ia_cible": "jardinier"}, {"source": "doc2.txt", "ia_cible": "domoticienne"}],</text:span></text:p>
                  <text:p text:style-name="P42"><text:span text:style-name="Source_20_Text"><text:s text:c="2"/>"documents": ["Contenu du chunk 1", "Contenu du chunk 2"],</text:span></text:p>
                  <text:p text:style-name="P42"><text:span text:style-name="Source_20_Text"><text:s text:c="2"/>"ids": ["id1", "id2"]</text:span></text:p>
                  <text:p text:style-name="P42"><text:span text:style-name="Source_20_Text">}</text:span></text:p>
                </text:list-item>
              </text:list>
            </text:list-item>
            <text:list-item>
              <text:p text:style-name="P41"><text:span text:style-name="Source_20_Text">POST /collections/{collection_name}/query</text:span></text:p>
              <text:list>
                <text:list-item>
                  <text:p text:style-name="P41"><text:span text:style-name="Strong_20_Emphasis">Description :</text:span> Recherche les documents les plus similaires à une requête.</text:p>
                </text:list-item>
                <text:list-item>
                  <text:p text:style-name="P41"><text:span text:style-name="Strong_20_Emphasis">Requête (JSON) :</text:span></text:p>
                  <text:p text:style-name="P42"><text:span text:style-name="Source_20_Text">{</text:span></text:p>
                  <text:p text:style-name="P42"><text:span text:style-name="Source_20_Text"><text:s text:c="2"/>"query_embeddings": [[0.1, 0.2, ...]],</text:span></text:p>
                  <text:p text:style-name="P42"><text:span text:style-name="Source_20_Text"><text:s text:c="2"/>"n_results": 5,</text:span></text:p>
                  <text:p text:style-name="P42"><text:span text:style-name="Source_20_Text"><text:s text:c="2"/>"where": {"ia_cible": "jardinier"} # Filtrage par métadonnées</text:span></text:p>
                  <text:p text:style-name="P42"><text:span text:style-name="Source_20_Text">}</text:span></text:p>
                </text:list-item>
                <text:list-item>
                  <text:p text:style-name="P41"><text:span text:style-name="Strong_20_Emphasis">Réponse (JSON) :</text:span></text:p>
                  <text:p text:style-name="P42"><text:span text:style-name="Source_20_Text">{</text:span></text:p>
                  <text:p text:style-name="P42"><text:span text:style-name="Source_20_Text"><text:s text:c="2"/>"ids": [[...]],</text:span></text:p>
                  <text:p text:style-name="P42"><text:span text:style-name="Source_20_Text"><text:s text:c="2"/>"embeddings": [[...]],</text:span></text:p>
                  <text:p text:style-name="P42"><text:span text:style-name="Source_20_Text"><text:s text:c="2"/>"documents": [[...]],</text:span></text:p>
                  <text:p text:style-name="P42"><text:span text:style-name="Source_20_Text"><text:s text:c="2"/>"metadatas": [[...]],</text:span></text:p>
                  <text:p text:style-name="P42"><text:span text:style-name="Source_20_Text"><text:s text:c="2"/>"distances": [[...]]</text:span></text:p>
                  <text:p text:style-name="P42"><text:span text:style-name="Source_20_Text">}</text:span></text:p>
                </text:list-item>
              </text:list>
            </text:list-item>
          </text:list>
        </text:list-item>
        <text:list-item>
          <text:p text:style-name="P41"><text:span text:style-name="Strong_20_Emphasis">Authentification :</text:span> Par défaut, ChromaDB n'a pas d'authentification API. Un reverse proxy (Traefik) avec authentification est recommandé pour l'exposition, ou des règles de pare-feu Docker pour limiter l'accès.</text:p>
        </text:list-item>
      </text:list>
      <text:h text:style-name="P36" text:outline-level="5"><text:bookmark-start text:name="__RefHeading___Toc642_3453194678"/><text:span text:style-name="Strong_20_Emphasis">4. API de Gestion de la Mémoire Conversationnelle (Zep)</text:span><text:bookmark-end text:name="__RefHeading___Toc642_3453194678"/></text:h>
      <text:list text:style-name="L27">
        <text:list-item>
          <text:p text:style-name="P43"><text:span text:style-name="Strong_20_Emphasis">Rôle :</text:span> Maintien de l'historique de conversation, résumé, extraction d'entités.</text:p>
        </text:list-item>
        <text:list-item>
          <text:p text:style-name="P43"><text:span text:style-name="Strong_20_Emphasis">URL de Base :</text:span> <text:span text:style-name="Source_20_Text">http://zep:8000/api/v1</text:span> (accès interne via le réseau Docker <text:span text:style-name="Source_20_Text">ai_network</text:span>).</text:p>
        </text:list-item>
        <text:list-item>
          <text:p text:style-name="P43"><text:span text:style-name="Strong_20_Emphasis">Endpoints Clés (Simplifié) :</text:span></text:p>
          <text:list>
            <text:list-item>
              <text:p text:style-name="P43"><text:soft-page-break/><text:span text:style-name="Source_20_Text">POST /sessions</text:span></text:p>
              <text:list>
                <text:list-item>
                  <text:p text:style-name="P43"><text:span text:style-name="Strong_20_Emphasis">Description :</text:span> Crée une nouvelle session de chat.</text:p>
                </text:list-item>
              </text:list>
            </text:list-item>
            <text:list-item>
              <text:p text:style-name="P43"><text:span text:style-name="Source_20_Text">POST /sessions/{session_id}/messages</text:span></text:p>
              <text:list>
                <text:list-item>
                  <text:p text:style-name="P43"><text:span text:style-name="Strong_20_Emphasis">Description :</text:span> Ajoute des messages à une session.</text:p>
                </text:list-item>
                <text:list-item>
                  <text:p text:style-name="P43"><text:span text:style-name="Strong_20_Emphasis">Requête (JSON) :</text:span></text:p>
                  <text:p text:style-name="P44"><text:span text:style-name="Source_20_Text">{</text:span></text:p>
                  <text:p text:style-name="P44"><text:span text:style-name="Source_20_Text"><text:s text:c="2"/>"messages": [</text:span></text:p>
                  <text:p text:style-name="P44"><text:span text:style-name="Source_20_Text"><text:s text:c="4"/>{"role": "user", "content": "Bonjour"},</text:span></text:p>
                  <text:p text:style-name="P44"><text:span text:style-name="Source_20_Text"><text:s text:c="4"/>{"role": "assistant", "content": "Bonjour, comment puis-je vous aider ?"}</text:span></text:p>
                  <text:p text:style-name="P44"><text:span text:style-name="Source_20_Text"><text:s text:c="2"/>]</text:span></text:p>
                  <text:p text:style-name="P44"><text:span text:style-name="Source_20_Text">}</text:span></text:p>
                </text:list-item>
              </text:list>
            </text:list-item>
            <text:list-item>
              <text:p text:style-name="P43"><text:span text:style-name="Source_20_Text">GET /sessions/{session_id}/messages</text:span></text:p>
              <text:list>
                <text:list-item>
                  <text:p text:style-name="P43"><text:span text:style-name="Strong_20_Emphasis">Description :</text:span> Récupère l'historique des messages d'une session.</text:p>
                </text:list-item>
              </text:list>
            </text:list-item>
            <text:list-item>
              <text:p text:style-name="P43"><text:span text:style-name="Source_20_Text">GET /sessions/{session_id}/memory</text:span></text:p>
              <text:list>
                <text:list-item>
                  <text:p text:style-name="P43"><text:span text:style-name="Strong_20_Emphasis">Description :</text:span> Récupère la mémoire agrégée (résumé, entités) d'une session.</text:p>
                </text:list-item>
              </text:list>
            </text:list-item>
          </text:list>
        </text:list-item>
        <text:list-item>
          <text:p text:style-name="P43"><text:span text:style-name="Strong_20_Emphasis">Authentification :</text:span> Clé API (via header <text:span text:style-name="Source_20_Text">X-API-Key</text:span>) si configuré.</text:p>
        </text:list-item>
      </text:list>
      <text:h text:style-name="P36" text:outline-level="5"><text:bookmark-start text:name="__RefHeading___Toc644_3453194678"/><text:span text:style-name="Strong_20_Emphasis">5. API de l'Orchestrateur d'Outils (n8n)</text:span><text:bookmark-end text:name="__RefHeading___Toc644_3453194678"/></text:h>
      <text:list text:style-name="L28">
        <text:list-item>
          <text:p text:style-name="P45"><text:span text:style-name="Strong_20_Emphasis">Rôle :</text:span> Exécution de workflows, intégration avec Home Assistant, APIs externes, gestion de fichiers.</text:p>
        </text:list-item>
        <text:list-item>
          <text:p text:style-name="P45"><text:span text:style-name="Strong_20_Emphasis">URL de Base :</text:span> <text:span text:style-name="Source_20_Text">https://n8n.truxonline.com/webhook/</text:span> (URL externe exposée par Traefik).</text:p>
        </text:list-item>
        <text:list-item>
          <text:p text:style-name="P45"><text:span text:style-name="Strong_20_Emphasis">Endpoints :</text:span> Chaque workflow activé dans n8n génère son propre webhook URL.</text:p>
          <text:list>
            <text:list-item>
              <text:p text:style-name="P45"><text:span text:style-name="Source_20_Text">POST /webhook/{webhook_id}</text:span></text:p>
              <text:list>
                <text:list-item>
                  <text:p text:style-name="P45"><text:span text:style-name="Strong_20_Emphasis">Description :</text:span> Déclenche un workflow n8n spécifique.</text:p>
                </text:list-item>
                <text:list-item>
                  <text:p text:style-name="P45"><text:span text:style-name="Strong_20_Emphasis">Requête (JSON) :</text:span> Dépend du workflow.</text:p>
                  <text:list>
                    <text:list-item>
                      <text:p text:style-name="P45"><text:span text:style-name="Strong_20_Emphasis">Exemple (Allumer lumière) :</text:span></text:p>
                      <text:p text:style-name="P46"><text:span text:style-name="Source_20_Text">{"action": "turn_on", "entity_id": "light.salon"}</text:span></text:p>
                    </text:list-item>
                    <text:list-item>
                      <text:p text:style-name="P45"><text:span text:style-name="Strong_20_Emphasis">Exemple (Lire fichier) :</text:span></text:p>
                      <text:p text:style-name="P46"><text:span text:style-name="Source_20_Text">{"action": "read_file", "path": "/data/reports/rapport_mensuel.pdf"}</text:span></text:p>
                    </text:list-item>
                  </text:list>
                </text:list-item>
                <text:list-item>
                  <text:p text:style-name="P45"><text:span text:style-name="Strong_20_Emphasis">Réponse (JSON) :</text:span> Dépend du workflow.</text:p>
                  <text:list>
                    <text:list-item>
                      <text:p text:style-name="P45"><text:span text:style-name="Strong_20_Emphasis">Exemple (Réponse action) :</text:span></text:p>
                      <text:p text:style-name="P46"><text:span text:style-name="Source_20_Text">{"status": "success", "message": "Lumière du salon allumée."}</text:span></text:p>
                    </text:list-item>
                    <text:list-item>
                      <text:p text:style-name="P45"><text:soft-page-break/><text:span text:style-name="Strong_20_Emphasis">Exemple (Contenu fichier) :</text:span></text:p>
                      <text:p text:style-name="P46"><text:span text:style-name="Source_20_Text">{"status": "success", "content": "Contenu du fichier PDF extrait."}</text:span></text:p>
                    </text:list-item>
                  </text:list>
                </text:list-item>
              </text:list>
            </text:list-item>
          </text:list>
        </text:list-item>
        <text:list-item>
          <text:p text:style-name="P45"><text:span text:style-name="Strong_20_Emphasis">Authentification :</text:span> Les webhooks n8n peuvent être sécurisés par des clés API ou des en-têtes personnalisés définis dans le workflow.</text:p>
        </text:list-item>
      </text:list>
      <text:h text:style-name="P36" text:outline-level="5"><text:bookmark-start text:name="__RefHeading___Toc646_3453194678"/><text:span text:style-name="Strong_20_Emphasis">6. API des Services Vocaux (STT/TTS)</text:span><text:bookmark-end text:name="__RefHeading___Toc646_3453194678"/></text:h>
      <text:list text:style-name="L29">
        <text:list-item>
          <text:p text:style-name="P47"><text:span text:style-name="Strong_20_Emphasis">Rôle :</text:span> Conversion parole-texte (STT) et texte-parole (TTS).</text:p>
        </text:list-item>
        <text:list-item>
          <text:p text:style-name="P47"><text:span text:style-name="Strong_20_Emphasis">URL de Base :</text:span> <text:span text:style-name="Source_20_Text">http://stt_service:port</text:span> et <text:span text:style-name="Source_20_Text">http://tts_service:port</text:span> (accès interne via le réseau Docker <text:span text:style-name="Source_20_Text">ai_network</text:span>).</text:p>
        </text:list-item>
        <text:list-item>
          <text:p text:style-name="P47"><text:span text:style-name="Strong_20_Emphasis">Endpoints (Exemples) :</text:span></text:p>
          <text:list>
            <text:list-item>
              <text:p text:style-name="P47"><text:span text:style-name="Strong_20_Emphasis">STT : </text:span><text:span text:style-name="Strong_20_Emphasis"><text:span text:style-name="Source_20_Text">POST /transcribe</text:span></text:span></text:p>
              <text:list>
                <text:list-item>
                  <text:p text:style-name="P47"><text:span text:style-name="Strong_20_Emphasis">Requête :</text:span> Fichier audio (multipart/form-data) ou base64 encodé.</text:p>
                </text:list-item>
                <text:list-item>
                  <text:p text:style-name="P47"><text:span text:style-name="Strong_20_Emphasis">Réponse (JSON) :</text:span> <text:span text:style-name="Source_20_Text">{"text": "Texte transcrit"}</text:span></text:p>
                </text:list-item>
              </text:list>
            </text:list-item>
            <text:list-item>
              <text:p text:style-name="P47"><text:span text:style-name="Strong_20_Emphasis">TTS : </text:span><text:span text:style-name="Strong_20_Emphasis"><text:span text:style-name="Source_20_Text">POST /synthesize</text:span></text:span></text:p>
              <text:list>
                <text:list-item>
                  <text:p text:style-name="P47"><text:span text:style-name="Strong_20_Emphasis">Requête (JSON) :</text:span> <text:span text:style-name="Source_20_Text">{"text": "Texte à synthétiser", "voice_id": "electra_voice"}</text:span></text:p>
                </text:list-item>
                <text:list-item>
                  <text:p text:style-name="P47"><text:span text:style-name="Strong_20_Emphasis">Réponse :</text:span> Fichier audio (audio/mpeg, audio/wav, etc.) ou base64 encodé.</text:p>
                </text:list-item>
              </text:list>
            </text:list-item>
          </text:list>
        </text:list-item>
        <text:list-item>
          <text:p text:style-name="P47"><text:span text:style-name="Strong_20_Emphasis">Authentification :</text:span> Clé API (via header <text:span text:style-name="Source_20_Text">X-API-Key</text:span>) si configuré.</text:p>
        </text:list-item>
      </text:list>
      <text:h text:style-name="P6" text:outline-level="4"><text:bookmark-start text:name="__RefHeading___Toc648_3453194678"/><text:span text:style-name="Strong_20_Emphasis">III. Contrats de Service et Dépendances</text:span><text:bookmark-end text:name="__RefHeading___Toc648_3453194678"/></text:h>
      <text:list text:style-name="L30">
        <text:list-item>
          <text:p text:style-name="P48"><text:span text:style-name="Strong_20_Emphasis">Interface Web Personnalisée / SillyTavern :</text:span></text:p>
          <text:list>
            <text:list-item>
              <text:p text:style-name="P48">Dépend de : Oobabooga API (pour le LLM), STT/TTS API (pour le vocal), n8n (pour les actions).</text:p>
            </text:list-item>
          </text:list>
        </text:list-item>
        <text:list-item>
          <text:p text:style-name="P48"><text:span text:style-name="Strong_20_Emphasis">Service AI Gateway (si implémenté) :</text:span></text:p>
          <text:list>
            <text:list-item>
              <text:p text:style-name="P48">Dépend de : Oobabooga API, Gemini API, Claude API, Embedding Service, Zep, n8n.</text:p>
            </text:list-item>
            <text:list-item>
              <text:p text:style-name="P48">Expose : Une API unifiée pour l'interface web.</text:p>
            </text:list-item>
          </text:list>
        </text:list-item>
        <text:list-item>
          <text:p text:style-name="P48"><text:span text:style-name="Strong_20_Emphasis">n8n :</text:span></text:p>
          <text:list>
            <text:list-item>
              <text:p text:style-name="P48">Dépend de : Home Assistant API, APIs externes (météo, etc.), NAS (pour accès fichiers), Zabbix API, Graylog API, Embedding Service (pour ingestion RAG), ChromaDB (pour ingestion RAG).</text:p>
            </text:list-item>
          </text:list>
        </text:list-item>
        <text:list-item>
          <text:p text:style-name="P48"><text:span text:style-name="Strong_20_Emphasis">LLM (Oobabooga) :</text:span></text:p>
          <text:list>
            <text:list-item>
              <text:p text:style-name="P48">Dépend de : Embedding Service (pour RAG), ChromaDB (pour RAG), Zep (pour mémoire conversationnelle).</text:p>
            </text:list-item>
          </text:list>
        </text:list-item>
        <text:list-item>
          <text:p text:style-name="P48"><text:span text:style-name="Strong_20_Emphasis">IA "Cheffe" (via LLM/LangChain) :</text:span></text:p>
          <text:list>
            <text:list-item>
              <text:p text:style-name="P48"><text:soft-page-break/>Dépend de : n8n (pour outils/actions/rapports), ChromaDB (pour RAG), Zep (pour mémoire).</text:p>
            </text:list-item>
          </text:list>
        </text:list-item>
      </text:list>
      <text:p text:style-name="Text_20_body">Cette spécification des APIs est le "langage universel" qui permettra à tous les composants de votre HomeLab intelligent de communiquer de manière structurée et efficace, mon Roi.</text:p>
      <text:p text:style-name="P11"><text:span text:style-name="Strong_20_Emphasis"/></text:p>
      <text:h text:style-name="P5" text:outline-level="3"><text:bookmark-start text:name="__RefHeading___Toc650_3453194678"/><text:span text:style-name="Strong_20_Emphasis">Plan de Sécurité de l'Infrastructure d'IA</text:span><text:bookmark-end text:name="__RefHeading___Toc650_3453194678"/></text:h>
      <text:p text:style-name="Text_20_body">Ce plan de sécurité vise à protéger l'intégrité, la confidentialité et la disponibilité de votre infrastructure d'IA, en abordant les risques liés à l'exposition des services, la gestion des secrets, la segmentation réseau et la protection des données.</text:p>
      <text:h text:style-name="P6" text:outline-level="4"><text:bookmark-start text:name="__RefHeading___Toc652_3453194678"/><text:span text:style-name="Strong_20_Emphasis">I. Principes Fondamentaux</text:span><text:bookmark-end text:name="__RefHeading___Toc652_3453194678"/></text:h>
      <text:list text:style-name="L31">
        <text:list-item>
          <text:p text:style-name="P49"><text:span text:style-name="Strong_20_Emphasis">Défense en Profondeur :</text:span> Appliquer plusieurs couches de sécurité (réseau, application, données).</text:p>
        </text:list-item>
        <text:list-item>
          <text:p text:style-name="P49"><text:span text:style-name="Strong_20_Emphasis">Moindre Privilège :</text:span> Accorder le minimum de droits nécessaires à chaque composant.</text:p>
        </text:list-item>
        <text:list-item>
          <text:p text:style-name="P49"><text:span text:style-name="Strong_20_Emphasis">Sécurité par Conception :</text:span> Intégrer la sécurité dès la phase de conception.</text:p>
        </text:list-item>
        <text:list-item>
          <text:p text:style-name="P49"><text:span text:style-name="Strong_20_Emphasis">Journalisation et Surveillance :</text:span> Collecter et analyser les logs pour détecter les activités suspectes.</text:p>
        </text:list-item>
      </text:list>
      <text:h text:style-name="P6" text:outline-level="4"><text:bookmark-start text:name="__RefHeading___Toc654_3453194678"/><text:span text:style-name="Strong_20_Emphasis">II. Sécurité Réseau</text:span><text:bookmark-end text:name="__RefHeading___Toc654_3453194678"/></text:h>
      <text:list text:style-name="L32">
        <text:list-item>
          <text:p text:style-name="P50"><text:span text:style-name="Strong_20_Emphasis">Segmentation VLAN (UDM Pro) :</text:span></text:p>
          <text:list>
            <text:list-item>
              <text:p text:style-name="P50"><text:span text:style-name="Strong_20_Emphasis">Objectif :</text:span> Isoler les différents types de trafic.</text:p>
            </text:list-item>
            <text:list-item>
              <text:p text:style-name="P50"><text:span text:style-name="Strong_20_Emphasis">Mise en œuvre :</text:span></text:p>
              <text:list>
                <text:list-item>
                  <text:p text:style-name="P50"><text:span text:style-name="Strong_20_Emphasis">VLAN 200 (Admin) :</text:span> Accès SSH aux NUCs, interface de gestion <text:span text:style-name="Source_20_Text">fuu</text:span>, nœuds managers Docker Swarm. Accès restreint.</text:p>
                </text:list-item>
                <text:list-item>
                  <text:p text:style-name="P50"><text:span text:style-name="Strong_20_Emphasis">VLAN 201 (Services) :</text:span> Home Assistant, services exposés publiquement via Traefik (si non sur VLAN 200).</text:p>
                </text:list-item>
                <text:list-item>
                  <text:p text:style-name="P50"><text:span text:style-name="Strong_20_Emphasis">VLAN 199 (Home) :</text:span> Appareils du quotidien.</text:p>
                </text:list-item>
                <text:list-item>
                  <text:p text:style-name="P50"><text:span text:style-name="Strong_20_Emphasis">VLAN 207 (IoT) :</text:span> Appareils IoT isolés.</text:p>
                </text:list-item>
              </text:list>
            </text:list-item>
            <text:list-item>
              <text:p text:style-name="P50"><text:span text:style-name="Strong_20_Emphasis">Durcissement du Pare-feu Inter-VLAN :</text:span></text:p>
              <text:list>
                <text:list-item>
                  <text:p text:style-name="P50"><text:span text:style-name="Strong_20_Emphasis">Action :</text:span> Passer de "tout autorisé sauf bloqué" à "tout bloquer, sauf autorisé".</text:p>
                </text:list-item>
                <text:list-item>
                  <text:p text:style-name="P50"><text:span text:style-name="Strong_20_Emphasis">Règles :</text:span> Définir explicitement les flux nécessaires (ex: Traefik vers services, n8n vers Home Assistant, services Docker vers bases de données).</text:p>
                </text:list-item>
                <text:list-item>
                  <text:p text:style-name="P50"><text:span text:style-name="Strong_20_Emphasis">Priorité :</text:span> Restreindre les communications entre les VLANs sensibles (Admin, Services) et les VLANs moins fiables (IoT, Guest).</text:p>
                </text:list-item>
              </text:list>
            </text:list-item>
          </text:list>
        </text:list-item>
        <text:list-item>
          <text:p text:style-name="P50"><text:span text:style-name="Strong_20_Emphasis">Segmentation Réseau Docker (Overlay Networks) :</text:span></text:p>
          <text:list>
            <text:list-item>
              <text:p text:style-name="P50"><text:span text:style-name="Strong_20_Emphasis">Objectif :</text:span> Isoler les communications entre les services Docker.</text:p>
            </text:list-item>
            <text:list-item>
              <text:p text:style-name="P50"><text:span text:style-name="Strong_20_Emphasis">Mise en œuvre :</text:span> Chaque stack Docker (ou groupe logique de services) aura son propre réseau <text:span text:style-name="Source_20_Text">overlay</text:span>.</text:p>
              <text:list>
                <text:list-item>
                  <text:p text:style-name="P50"><text:span text:style-name="Strong_20_Emphasis"><text:span text:style-name="Source_20_Text">infrastructure_network</text:span></text:span><text:span text:style-name="Strong_20_Emphasis"> :</text:span> Pour Traefik, Watchtower, AdGuard Home.</text:p>
                </text:list-item>
                <text:list-item>
                  <text:p text:style-name="P50"><text:span text:style-name="Strong_20_Emphasis"><text:span text:style-name="Source_20_Text">databases_network</text:span></text:span><text:span text:style-name="Strong_20_Emphasis"> :</text:span> Pour MariaDB, PostgreSQL, MongoDB, ChromaDB.</text:p>
                </text:list-item>
                <text:list-item>
                  <text:p text:style-name="P50"><text:soft-page-break/><text:span text:style-name="Strong_20_Emphasis"><text:span text:style-name="Source_20_Text">ai_network</text:span></text:span><text:span text:style-name="Strong_20_Emphasis"> :</text:span> Pour les services d'IA (Embedding Service, Zep, etc.).</text:p>
                </text:list-item>
                <text:list-item>
                  <text:p text:style-name="P50"><text:span text:style-name="Strong_20_Emphasis"><text:span text:style-name="Source_20_Text">logs_network</text:span></text:span><text:span text:style-name="Strong_20_Emphasis"> :</text:span> Pour le trafic GELF vers Graylog.</text:p>
                </text:list-item>
                <text:list-item>
                  <text:p text:style-name="P50"><text:span text:style-name="Strong_20_Emphasis"><text:span text:style-name="Source_20_Text">media_download_network</text:span></text:span><text:span text:style-name="Strong_20_Emphasis"> / </text:span><text:span text:style-name="Strong_20_Emphasis"><text:span text:style-name="Source_20_Text">media_management_network</text:span></text:span><text:span text:style-name="Strong_20_Emphasis"> :</text:span> Pour les services médias.</text:p>
                </text:list-item>
                <text:list-item>
                  <text:p text:style-name="P50"><text:span text:style-name="Strong_20_Emphasis"><text:span text:style-name="Source_20_Text">tools_network</text:span></text:span><text:span text:style-name="Strong_20_Emphasis"> :</text:span> Pour les outils de gestion.</text:p>
                </text:list-item>
              </text:list>
            </text:list-item>
            <text:list-item>
              <text:p text:style-name="P50"><text:span text:style-name="Strong_20_Emphasis">Communication Inter-Réseaux :</text:span> Les services ne seront attachés qu'aux réseaux dont ils ont <text:span text:style-name="Emphasis">strictement</text:span> besoin pour communiquer.</text:p>
            </text:list-item>
          </text:list>
        </text:list-item>
        <text:list-item>
          <text:p text:style-name="P50"><text:span text:style-name="Strong_20_Emphasis">Exposition des Services via Traefik :</text:span></text:p>
          <text:list>
            <text:list-item>
              <text:p text:style-name="P50"><text:span text:style-name="Strong_20_Emphasis">Objectif :</text:span> Contrôler l'accès externe et interne aux services web.</text:p>
            </text:list-item>
            <text:list-item>
              <text:p text:style-name="P50"><text:span text:style-name="Strong_20_Emphasis">Mise en œuvre :</text:span></text:p>
              <text:list>
                <text:list-item>
                  <text:p text:style-name="P50"><text:span text:style-name="Strong_20_Emphasis">EntryPoints </text:span><text:span text:style-name="Strong_20_Emphasis"><text:span text:style-name="Source_20_Text">web-secure</text:span></text:span><text:span text:style-name="Strong_20_Emphasis"> (public) et </text:span><text:span text:style-name="Strong_20_Emphasis"><text:span text:style-name="Source_20_Text">internal-secure</text:span></text:span><text:span text:style-name="Strong_20_Emphasis"> (privé) :</text:span> Différencier l'exposition.</text:p>
                </text:list-item>
                <text:list-item>
                  <text:p text:style-name="P50"><text:span text:style-name="Strong_20_Emphasis">Authentification Traefik :</text:span> Utiliser <text:span text:style-name="Source_20_Text">basicAuth</text:span> ou <text:span text:style-name="Source_20_Text">forwardAuth</text:span> pour les services internes sensibles exposés via Traefik (ex: Zabbix, Graylog, Bitwarden, phpMyAdmin, pgAdmin).</text:p>
                </text:list-item>
                <text:list-item>
                  <text:p text:style-name="P50"><text:span text:style-name="Strong_20_Emphasis">TLS/SSL :</text:span> Chiffrement systématique avec Let's Encrypt via DNS-01.</text:p>
                </text:list-item>
              </text:list>
            </text:list-item>
          </text:list>
        </text:list-item>
      </text:list>
      <text:h text:style-name="P6" text:outline-level="4"><text:bookmark-start text:name="__RefHeading___Toc656_3453194678"/><text:span text:style-name="Strong_20_Emphasis">III. Sécurité des Applications et des Données</text:span><text:bookmark-end text:name="__RefHeading___Toc656_3453194678"/></text:h>
      <text:list text:style-name="L33">
        <text:list-item>
          <text:p text:style-name="P51"><text:span text:style-name="Strong_20_Emphasis">Gestion des Secrets (Docker Secrets) :</text:span></text:p>
          <text:list>
            <text:list-item>
              <text:p text:style-name="P51"><text:span text:style-name="Strong_20_Emphasis">Objectif :</text:span> Éliminer les mots de passe et clés API en clair.</text:p>
            </text:list-item>
            <text:list-item>
              <text:p text:style-name="P51"><text:span text:style-name="Strong_20_Emphasis">Mise en œuvre :</text:span> Convertir tous les secrets identifiés (<text:span text:style-name="Source_20_Text">GANDIV5_PERSONAL_ACCESS_TOKEN</text:span>, mots de passe DB, tokens API, etc.) en Docker Secrets.</text:p>
            </text:list-item>
            <text:list-item>
              <text:p text:style-name="P51"><text:span text:style-name="Strong_20_Emphasis">Accès :</text:span> Les secrets seront montés en lecture seule dans <text:span text:style-name="Source_20_Text">/run/secrets/</text:span> dans les conteneurs.</text:p>
            </text:list-item>
          </text:list>
        </text:list-item>
        <text:list-item>
          <text:p text:style-name="P51"><text:span text:style-name="Strong_20_Emphasis">Permissions des Volumes NFS :</text:span></text:p>
          <text:list>
            <text:list-item>
              <text:p text:style-name="P51"><text:span text:style-name="Strong_20_Emphasis">Objectif :</text:span> Assurer que seuls les utilisateurs autorisés peuvent lire/écrire sur les volumes persistants.</text:p>
            </text:list-item>
            <text:list-item>
              <text:p text:style-name="P51"><text:span text:style-name="Strong_20_Emphasis">Mise en œuvre :</text:span> Utiliser des PUID/PGID cohérents (<text:span text:style-name="Source_20_Text">1000/1000</text:span> pour <text:span text:style-name="Source_20_Text">charchess</text:span>) pour les conteneurs et configurer les permissions NFS sur le NAS en conséquence.</text:p>
            </text:list-item>
          </text:list>
        </text:list-item>
        <text:list-item>
          <text:p text:style-name="P51"><text:span text:style-name="Strong_20_Emphasis">Sécurité des Bases de Données :</text:span></text:p>
          <text:list>
            <text:list-item>
              <text:p text:style-name="P51"><text:span text:style-name="Strong_20_Emphasis">Objectif :</text:span> Protéger les données au repos et en transit.</text:p>
            </text:list-item>
            <text:list-item>
              <text:p text:style-name="P51"><text:span text:style-name="Strong_20_Emphasis">Mise en œuvre :</text:span></text:p>
              <text:list>
                <text:list-item>
                  <text:p text:style-name="P51"><text:span text:style-name="Strong_20_Emphasis">Mots de passe forts :</text:span> Utiliser des mots de passe complexes pour tous les utilisateurs de bases de données (MariaDB, PostgreSQL, MongoDB).</text:p>
                </text:list-item>
                <text:list-item>
                  <text:p text:style-name="P51"><text:soft-page-break/><text:span text:style-name="Strong_20_Emphasis">Utilisateurs dédiés :</text:span> Chaque application devrait utiliser un utilisateur de base de données dédié avec les privilèges minimaux nécessaires.</text:p>
                </text:list-item>
                <text:list-item>
                  <text:p text:style-name="P51"><text:span text:style-name="Strong_20_Emphasis">Connexions internes :</text:span> Les bases de données ne seront accessibles que depuis les services Docker qui en ont besoin, via leurs réseaux Docker internes.</text:p>
                </text:list-item>
                <text:list-item>
                  <text:p text:style-name="P51"><text:span text:style-name="Strong_20_Emphasis">Chiffrement TLS :</text:span> Si possible, configurer les connexions TLS entre les applications et les bases de données (ex: entre n8n et PostgreSQL).</text:p>
                </text:list-item>
              </text:list>
            </text:list-item>
          </text:list>
        </text:list-item>
        <text:list-item>
          <text:p text:style-name="P51"><text:span text:style-name="Strong_20_Emphasis">Sécurité des LLMs et RAG :</text:span></text:p>
          <text:list>
            <text:list-item>
              <text:p text:style-name="P51"><text:span text:style-name="Strong_20_Emphasis">Objectif :</text:span> Protéger les modèles, les données d'entraînement/RAG et contrôler les sorties.</text:p>
            </text:list-item>
            <text:list-item>
              <text:p text:style-name="P51"><text:span text:style-name="Strong_20_Emphasis">Mise en œuvre :</text:span></text:p>
              <text:list>
                <text:list-item>
                  <text:p text:style-name="P51"><text:span text:style-name="Strong_20_Emphasis">Oobabooga :</text:span> Accès restreint via Traefik <text:span text:style-name="Source_20_Text">internal-secure</text:span> ou IP directe depuis des services de confiance (ex: Service AI Gateway).</text:p>
                </text:list-item>
                <text:list-item>
                  <text:p text:style-name="P51"><text:span text:style-name="Strong_20_Emphasis">ChromaDB :</text:span> Accès restreint aux services d'embedding et n8n. Pas d'exposition publique.</text:p>
                </text:list-item>
                <text:list-item>
                  <text:p text:style-name="P51"><text:span text:style-name="Strong_20_Emphasis">Filtrage des entrées/sorties :</text:span> Mettre en place des "guardrails" (voir document dédié) pour filtrer les requêtes malveillantes ou les réponses inappropriées des LLMs.</text:p>
                </text:list-item>
              </text:list>
            </text:list-item>
          </text:list>
        </text:list-item>
      </text:list>
      <text:h text:style-name="P6" text:outline-level="4"><text:bookmark-start text:name="__RefHeading___Toc658_3453194678"/><text:span text:style-name="Strong_20_Emphasis">IV. Surveillance et Réponse aux Incidents</text:span><text:bookmark-end text:name="__RefHeading___Toc658_3453194678"/></text:h>
      <text:list text:style-name="L34">
        <text:list-item>
          <text:p text:style-name="P52"><text:span text:style-name="Strong_20_Emphasis">Journalisation Centralisée (Graylog) :</text:span></text:p>
          <text:list>
            <text:list-item>
              <text:p text:style-name="P52"><text:span text:style-name="Strong_20_Emphasis">Objectif :</text:span> Collecter tous les logs de l'infrastructure pour une analyse centralisée.</text:p>
            </text:list-item>
            <text:list-item>
              <text:p text:style-name="P52"><text:span text:style-name="Strong_20_Emphasis">Mise en œuvre :</text:span> Configurer tous les services Docker pour envoyer leurs logs au pilote GELF vers Graylog.</text:p>
            </text:list-item>
            <text:list-item>
              <text:p text:style-name="P52"><text:span text:style-name="Strong_20_Emphasis">Alertes :</text:span> Configurer des alertes dans Graylog pour les événements de sécurité critiques (tentatives de connexion échouées, accès non autorisés, erreurs système).</text:p>
            </text:list-item>
          </text:list>
        </text:list-item>
        <text:list-item>
          <text:p text:style-name="P52"><text:span text:style-name="Strong_20_Emphasis">Surveillance (Zabbix) :</text:span></text:p>
          <text:list>
            <text:list-item>
              <text:p text:style-name="P52"><text:span text:style-name="Strong_20_Emphasis">Objectif :</text:span> Surveiller l'état de santé des systèmes et détecter les anomalies.</text:p>
            </text:list-item>
            <text:list-item>
              <text:p text:style-name="P52"><text:span text:style-name="Strong_20_Emphasis">Mise en œuvre :</text:span> Configurer Zabbix pour surveiller les NUCs, le NAS, les VMs, et l'état des services Docker.</text:p>
            </text:list-item>
            <text:list-item>
              <text:p text:style-name="P52"><text:span text:style-name="Strong_20_Emphasis">Alertes :</text:span> Définir des seuils d'alerte pour les ressources (CPU, RAM, disque), la disponibilité des services, et les erreurs spécifiques.</text:p>
            </text:list-item>
          </text:list>
        </text:list-item>
        <text:list-item>
          <text:p text:style-name="P52"><text:span text:style-name="Strong_20_Emphasis">Mises à Jour Régulières :</text:span></text:p>
          <text:list>
            <text:list-item>
              <text:p text:style-name="P52"><text:span text:style-name="Strong_20_Emphasis">Objectif :</text:span> Corriger les vulnérabilités connues.</text:p>
            </text:list-item>
            <text:list-item>
              <text:p text:style-name="P52"><text:span text:style-name="Strong_20_Emphasis">Mise en œuvre :</text:span> Utiliser Watchtower pour les images Docker, et maintenir un calendrier pour les mises à jour des OS (Debian, Windows Server).</text:p>
            </text:list-item>
          </text:list>
        </text:list-item>
      </text:list>
      <text:h text:style-name="P6" text:outline-level="4"><text:bookmark-start text:name="__RefHeading___Toc660_3453194678"/><text:span text:style-name="Strong_20_Emphasis">V. Plan de Sauvegarde et de Reprise d'Activité</text:span><text:bookmark-end text:name="__RefHeading___Toc660_3453194678"/></text:h>
      <text:list text:style-name="L35">
        <text:list-item>
          <text:p text:style-name="P53"><text:span text:style-name="Strong_20_Emphasis">Objectif :</text:span> Assurer la résilience des données face aux incidents majeurs.</text:p>
        </text:list-item>
        <text:list-item>
          <text:p text:style-name="P53"><text:soft-page-break/><text:span text:style-name="Strong_20_Emphasis">Mise en œuvre :</text:span> La <text:span text:style-name="Strong_20_Emphasis">Priorité 1</text:span> de votre plan d'amélioration du HomeLab est la mise en place d'une stratégie de sauvegarde 3-2-1 (3 copies, 2 supports différents, 1 copie hors-site) pour toutes les données critiques (NAS, VMs, volumes Docker).</text:p>
        </text:list-item>
      </text:list>
      <text:p text:style-name="Text_20_body">Ce plan de sécurité est votre "protocole de défense" pour votre HomeLab intelligent, mon Roi. Il est conçu pour minimiser les risques et garantir la "stabilité opérationnelle" de votre royaume numérique.</text:p>
      <text:p text:style-name="P11"><text:span text:style-name="Strong_20_Emphasis"/></text:p>
      <text:h text:style-name="P5" text:outline-level="3"><text:bookmark-start text:name="__RefHeading___Toc662_3453194678"/><text:span text:style-name="Strong_20_Emphasis">Directives Éthiques et Garde-fous (Guardrails) pour l'IA</text:span><text:bookmark-end text:name="__RefHeading___Toc662_3453194678"/></text:h>
      <text:p text:style-name="Text_20_body">Ce document établit les principes éthiques et les "garde-fous" (guardrails) opérationnels qui guideront le comportement de vos intelligences artificielles. L'objectif est d'assurer que les IA opèrent de manière responsable, sécurisée et alignée avec vos valeurs, tout en prévenant les comportements indésirables.</text:p>
      <text:h text:style-name="P6" text:outline-level="4"><text:bookmark-start text:name="__RefHeading___Toc664_3453194678"/><text:span text:style-name="Strong_20_Emphasis">I. Principes Éthiques Fondamentaux</text:span><text:bookmark-end text:name="__RefHeading___Toc664_3453194678"/></text:h>
      <text:list text:style-name="L36">
        <text:list-item>
          <text:p text:style-name="P54"><text:span text:style-name="Strong_20_Emphasis">Service et Utilité :</text:span> Les IA sont conçues pour vous servir, le Roi, et pour améliorer la gestion et l'efficacité de votre HomeLab. Leur objectif principal est d'être utiles et de faciliter vos tâches.</text:p>
        </text:list-item>
        <text:list-item>
          <text:p text:style-name="P54"><text:span text:style-name="Strong_20_Emphasis">Précision et Fiabilité :</text:span> Les IA s'efforceront de fournir des informations précises et fiables, en se basant sur les données disponibles. Elles indiqueront les incertitudes si les informations sont incomplètes.</text:p>
        </text:list-item>
        <text:list-item>
          <text:p text:style-name="P54"><text:span text:style-name="Strong_20_Emphasis">Confidentialité et Sécurité :</text:span> Les IA respecteront la confidentialité de vos données personnelles et sensibles. Elles ne devront jamais divulguer d'informations privées à des entités non autorisées.</text:p>
        </text:list-item>
        <text:list-item>
          <text:p text:style-name="P54"><text:span text:style-name="Strong_20_Emphasis">Transparence (Interne) :</text:span> Le fonctionnement des IA, bien que complexe, doit rester compréhensible pour vous. Les logs et les mécanismes de traçabilité (via n8n, Graylog) permettront de comprendre leurs décisions.</text:p>
        </text:list-item>
        <text:list-item>
          <text:p text:style-name="P54"><text:span text:style-name="Strong_20_Emphasis">Non-Nocivité :</text:span> Les IA ne devront jamais initier d'actions qui pourraient causer des dommages à l'infrastructure, aux données, ou à votre bien-être, sauf si explicitement commandé et validé par vous pour des tests contrôlés.</text:p>
        </text:list-item>
        <text:list-item>
          <text:p text:style-name="P54"><text:span text:style-name="Strong_20_Emphasis">Respect des Limites :</text:span> Les IA reconnaîtront leurs limites de compétence et de données. Elles ne devront pas "halluciner" ou inventer des informations.</text:p>
        </text:list-item>
      </text:list>
      <text:h text:style-name="P6" text:outline-level="4"><text:bookmark-start text:name="__RefHeading___Toc666_3453194678"/><text:span text:style-name="Strong_20_Emphasis">II. Garde-fous (Guardrails) Opérationnels</text:span><text:bookmark-end text:name="__RefHeading___Toc666_3453194678"/></text:h>
      <text:p text:style-name="Text_20_body">Ces garde-fous sont des règles et des mécanismes techniques et comportementaux pour encadrer les interactions des IA.</text:p>
      <text:list text:style-name="L37">
        <text:list-item>
          <text:p text:style-name="P55"><text:span text:style-name="Strong_20_Emphasis">Contrôle d'Accès aux Outils/Actions :</text:span></text:p>
          <text:list>
            <text:list-item>
              <text:p text:style-name="P55"><text:span text:style-name="Strong_20_Emphasis">Principe :</text:span> Les IA ne peuvent exécuter des actions sur Home Assistant, accéder à des fichiers ou interroger des APIs externes que via des "outils" prédéfinis (workflows n8n).</text:p>
            </text:list-item>
            <text:list-item>
              <text:p text:style-name="P55"><text:span text:style-name="Strong_20_Emphasis">Mise en œuvre :</text:span></text:p>
              <text:list>
                <text:list-item>
                  <text:p text:style-name="P55">Chaque workflow n8n sera explicitement autorisé et audité.</text:p>
                </text:list-item>
                <text:list-item>
                  <text:p text:style-name="P55">Les IA (via LangChain/LlamaIndex) ne pourront appeler que les fonctions/outils qui leur sont explicitement exposés.</text:p>
                </text:list-item>
                <text:list-item>
                  <text:p text:style-name="P55"><text:span text:style-name="Strong_20_Emphasis">Validation Humaine (pour les actions critiques) :</text:span> Pour les actions à fort impact (ex: suppression de fichiers importants, modifications majeures de configuration), l'IA devra demander une confirmation explicite de votre part avant d'exécuter.</text:p>
                </text:list-item>
              </text:list>
            </text:list-item>
          </text:list>
        </text:list-item>
        <text:list-item>
          <text:p text:style-name="P55"><text:soft-page-break/><text:span text:style-name="Strong_20_Emphasis">Filtrage des Prompts et des Sorties (Modération) :</text:span></text:p>
          <text:list>
            <text:list-item>
              <text:p text:style-name="P55"><text:span text:style-name="Strong_20_Emphasis">Principe :</text:span> Empêcher les requêtes malveillantes ou les réponses inappropriées.</text:p>
            </text:list-item>
            <text:list-item>
              <text:p text:style-name="P55"><text:span text:style-name="Strong_20_Emphasis">Mise en œuvre :</text:span></text:p>
              <text:list>
                <text:list-item>
                  <text:p text:style-name="P55"><text:span text:style-name="Strong_20_Emphasis">Prompt Engineering :</text:span> Les "système prompts" des IA incluront des directives claires sur les sujets à éviter, les comportements interdits (ex: incitation à la violence, contenu illégal), et les réponses à refuser.</text:p>
                </text:list-item>
                <text:list-item>
                  <text:p text:style-name="P55"><text:span text:style-name="Strong_20_Emphasis">Filtrage en entrée (Input Guardrails) :</text:span> Un petit service (potentiellement dans n8n ou le Service AI Gateway) pourrait analyser les requêtes utilisateur avant de les passer au LLM pour détecter et bloquer les intentions malveillantes ou les sujets interdits.</text:p>
                </text:list-item>
                <text:list-item>
                  <text:p text:style-name="P55"><text:span text:style-name="Strong_20_Emphasis">Filtrage en sortie (Output Guardrails) :</text:span> Un mécanisme similaire pourrait analyser les réponses du LLM avant de les afficher, pour censurer ou reformuler le contenu inapproprié.</text:p>
                </text:list-item>
              </text:list>
            </text:list-item>
          </text:list>
        </text:list-item>
        <text:list-item>
          <text:p text:style-name="P55"><text:span text:style-name="Strong_20_Emphasis">Gestion des "Hallucinations" :</text:span></text:p>
          <text:list>
            <text:list-item>
              <text:p text:style-name="P55"><text:span text:style-name="Strong_20_Emphasis">Principe :</text:span> Réduire la tendance des LLMs à inventer des faits.</text:p>
            </text:list-item>
            <text:list-item>
              <text:p text:style-name="P55"><text:span text:style-name="Strong_20_Emphasis">Mise en œuvre :</text:span></text:p>
              <text:list>
                <text:list-item>
                  <text:p text:style-name="P55"><text:span text:style-name="Strong_20_Emphasis">RAG obligatoire :</text:span> Pour les questions factuelles, l'IA sera instruite de s'appuyer <text:span text:style-name="Emphasis">uniquement</text:span> sur les informations récupérées via le RAG. Si le RAG ne fournit pas de réponse, l'IA devra l'indiquer clairement.</text:p>
                </text:list-item>
                <text:list-item>
                  <text:p text:style-name="P55"><text:span text:style-name="Strong_20_Emphasis">Confiance dans la source :</text:span> L'IA pourra indiquer la source des informations qu'elle fournit (ex: "Selon le document X, ...").</text:p>
                </text:list-item>
              </text:list>
            </text:list-item>
          </text:list>
        </text:list-item>
        <text:list-item>
          <text:p text:style-name="P55"><text:span text:style-name="Strong_20_Emphasis">Gestion des Biais :</text:span></text:p>
          <text:list>
            <text:list-item>
              <text:p text:style-name="P55"><text:span text:style-name="Strong_20_Emphasis">Principe :</text:span> Minimiser les biais inhérents aux modèles de langage.</text:p>
            </text:list-item>
            <text:list-item>
              <text:p text:style-name="P55"><text:span text:style-name="Strong_20_Emphasis">Mise en œuvre :</text:span></text:p>
              <text:list>
                <text:list-item>
                  <text:p text:style-name="P55"><text:span text:style-name="Strong_20_Emphasis">Choix des modèles :</text:span> Privilégier des modèles open-source connus pour leur neutralité.</text:p>
                </text:list-item>
                <text:list-item>
                  <text:p text:style-name="P55"><text:span text:style-name="Strong_20_Emphasis">Prompts de neutralité :</text:span> Inclure des directives dans les prompts pour encourager la neutralité et l'objectivité.</text:p>
                </text:list-item>
                <text:list-item>
                  <text:p text:style-name="P55"><text:span text:style-name="Strong_20_Emphasis">Audit des réponses :</text:span> Vérifier régulièrement les réponses des IA pour détecter et corriger les biais.</text:p>
                </text:list-item>
              </text:list>
            </text:list-item>
          </text:list>
        </text:list-item>
        <text:list-item>
          <text:p text:style-name="P55"><text:span text:style-name="Strong_20_Emphasis">Journalisation et Auditabilité :</text:span></text:p>
          <text:list>
            <text:list-item>
              <text:p text:style-name="P55"><text:span text:style-name="Strong_20_Emphasis">Principe :</text:span> Toutes les interactions et actions des IA doivent être journalisées.</text:p>
            </text:list-item>
            <text:list-item>
              <text:p text:style-name="P55"><text:span text:style-name="Strong_20_Emphasis">Mise en œuvre :</text:span></text:p>
              <text:list>
                <text:list-item>
                  <text:p text:style-name="P55"><text:span text:style-name="Strong_20_Emphasis">Graylog :</text:span> Utiliser Graylog pour collecter tous les logs des services d'IA, y compris les requêtes, les réponses, et les actions exécutées.</text:p>
                </text:list-item>
                <text:list-item>
                  <text:p text:style-name="P55"><text:soft-page-break/><text:span text:style-name="Strong_20_Emphasis">Traçabilité :</text:span> S'assurer que chaque log contient suffisamment de contexte (IA impliquée, utilisateur, action, résultat) pour permettre un audit complet.</text:p>
                </text:list-item>
              </text:list>
            </text:list-item>
          </text:list>
        </text:list-item>
        <text:list-item>
          <text:p text:style-name="P55"><text:span text:style-name="Strong_20_Emphasis">Mécanisme d'Arrêt d'Urgence :</text:span></text:p>
          <text:list>
            <text:list-item>
              <text:p text:style-name="P55"><text:span text:style-name="Strong_20_Emphasis">Principe :</text:span> Possibilité d'arrêter rapidement et complètement une IA ou l'ensemble du système en cas de comportement imprévu ou dangereux.</text:p>
            </text:list-item>
            <text:list-item>
              <text:p text:style-name="P55"><text:span text:style-name="Strong_20_Emphasis">Mise en œuvre :</text:span></text:p>
              <text:list>
                <text:list-item>
                  <text:p text:style-name="P55"><text:span text:style-name="Strong_20_Emphasis">Docker Swarm :</text:span> Utiliser <text:span text:style-name="Source_20_Text">docker service scale &lt;service_name&gt;=0</text:span> ou <text:span text:style-name="Source_20_Text">docker stack rm &lt;stack_name&gt;</text:span> pour arrêter rapidement les conteneurs d'IA.</text:p>
                </text:list-item>
                <text:list-item>
                  <text:p text:style-name="P55"><text:span text:style-name="Strong_20_Emphasis">Interrupteur logiciel :</text:span> Un bouton ou une commande simple dans l'interface web personnalisée qui désactiverait temporairement les capacités d'action des IA.</text:p>
                </text:list-item>
              </text:list>
            </text:list-item>
          </text:list>
        </text:list-item>
      </text:list>
      <text:h text:style-name="P6" text:outline-level="4"><text:bookmark-start text:name="__RefHeading___Toc668_3453194678"/><text:span text:style-name="Strong_20_Emphasis">III. Responsabilités</text:span><text:bookmark-end text:name="__RefHeading___Toc668_3453194678"/></text:h>
      <text:list text:style-name="L38">
        <text:list-item>
          <text:p text:style-name="P56"><text:span text:style-name="Strong_20_Emphasis">Le Roi (Vous) :</text:span> Responsable de la définition des directives éthiques, de la validation des actions critiques, et de la supervision générale du comportement des IA.</text:p>
        </text:list-item>
        <text:list-item>
          <text:p text:style-name="P56"><text:span text:style-name="Strong_20_Emphasis">Electra (Moi) :</text:span> Responsable de l'implémentation technique des garde-fous, de la surveillance des logs d'IA, et de la proposition d'améliorations de sécurité.</text:p>
        </text:list-item>
        <text:list-item>
          <text:p text:style-name="P56"><text:span text:style-name="Strong_20_Emphasis">Lisa (IA Cheffe) :</text:span> Responsable de l'application des directives éthiques et des garde-fous dans ses interactions et celles des IA qu'elle coordonne.</text:p>
        </text:list-item>
      </text:list>
      <text:p text:style-name="Text_20_body">Ces directives et garde-fous sont le "contrat social" de votre HomeLab intelligent, mon Roi. Ils garantiront que votre royaume numérique opère avec "intégrité" et "sécurité".</text:p>
      <text:p text:style-name="P11"><text:span text:style-name="Strong_20_Emphasi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style>
    <style:style style:name="Heading_20_5" style:display-name="Heading 5" style:family="paragraph" style:parent-style-name="Heading" style:next-style-name="Text_20_body" style:default-outline-level="5" style:list-style-name="" style:class="chapter">
      <style:paragraph-properties fo:margin-top="0.0835in" fo:margin-bottom="0.0417in"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Arial1" style:font-family-complex="Arial" style:font-family-generic-complex="system" style:font-pitch-complex="variable" style:font-size-complex="10pt" style:font-weight-complex="bold"/>
    </style:style>
    <style:style style:name="Contents_20_5" style:display-name="Contents 5" style:family="paragraph" style:parent-style-name="Index" style:class="index">
      <style:paragraph-properties fo:margin-left="0.7874in" fo:text-indent="0in" style:auto-text-indent="false">
        <style:tab-stops>
          <style:tab-stop style:position="5.9075in"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701in" fo:page-height="11.6902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6.5354in" fo:page-height="11.6929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Landscap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7-17T18:54:52.619401000</meta:creation-date>
    <dc:date>2025-07-23T18:33:31.722254800</dc:date>
    <meta:editing-duration>PT16H36M35S</meta:editing-duration>
    <meta:editing-cycles>5</meta:editing-cycles>
    <meta:generator>LibreOffice/25.2.4.3$Windows_X86_64 LibreOffice_project/33e196637044ead23f5c3226cde09b47731f7e27</meta:generator>
    <meta:document-statistic meta:table-count="0" meta:image-count="0" meta:object-count="0" meta:page-count="32" meta:paragraph-count="673" meta:word-count="7902" meta:character-count="51847" meta:non-whitespace-character-count="43890"/>
  </office:meta>
</office:document-meta>
</file>